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5600000042936288482.png"/>
  <manifest:file-entry manifest:media-type="image/png" manifest:full-path="Pictures/100002010000017E0000008D60693BD9.png"/>
  <manifest:file-entry manifest:media-type="image/png" manifest:full-path="Pictures/100000000000015B0000012265632D0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1" svg:font-family="StarSymbol" style:font-charset="x-symbol"/>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Courier" fo:font-size="11pt" fo:font-style="normal" fo:text-shadow="none" style:text-underline-style="none" fo:font-weight="normal" style:font-name-asian="Tahoma" style:font-size-asian="11pt" style:font-style-asian="normal" style:font-weight-asian="normal" style:font-name-complex="Tahoma" style:font-size-complex="11pt" style:font-style-complex="normal" style:font-weight-complex="normal" style:text-emphasize="none"/>
    </style:style>
    <style:style style:name="P3"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Courier" fo:font-size="11pt" fo:font-style="normal" fo:text-shadow="none" style:text-underline-style="none" fo:font-weight="normal" style:font-name-asian="Lucida Sans" style:font-size-asian="11pt" style:font-style-asian="normal" style:font-weight-asian="normal" style:font-name-complex="Lucida Sans" style:font-size-complex="11pt" style:font-style-complex="normal" style:font-weight-complex="normal" style:text-emphasize="none"/>
    </style:style>
    <style:style style:name="P4" style:family="paragraph" style:parent-style-name="Standard">
      <style:paragraph-properties fo:margin-left="0cm" fo:margin-right="0cm" fo:margin-top="0cm" fo:margin-bottom="0cm" style:line-height-at-least="0.353cm" fo:text-indent="0cm" style:auto-text-indent="false" style:text-autospace="none"/>
    </style:style>
    <style:style style:name="P5" style:family="paragraph" style:parent-style-name="Text_20_body">
      <style:paragraph-properties fo:margin-left="0cm" fo:margin-right="0cm" fo:text-indent="0cm" style:auto-text-indent="false"/>
    </style:style>
    <style:style style:name="P6" style:family="paragraph" style:parent-style-name="Title">
      <style:text-properties fo:font-weight="normal" style:font-weight-asian="normal" style:font-weight-complex="normal"/>
    </style:style>
    <style:style style:name="P7" style:family="paragraph" style:parent-style-name="Subtitle">
      <style:text-properties fo:font-size="9pt" fo:font-style="normal" style:font-size-asian="9pt" style:font-style-asian="normal" style:font-size-complex="9pt" style:font-style-complex="normal"/>
    </style:style>
    <style:style style:name="P8" style:family="paragraph" style:parent-style-name="Text_20_body">
      <style:paragraph-properties fo:text-align="start" style:justify-single-word="false"/>
      <style:text-properties fo:font-style="italic" style:font-style-asian="italic" style:font-style-complex="italic"/>
    </style:style>
    <style:style style:name="P9" style:family="paragraph" style:parent-style-name="Illustration_20_Index_20_1">
      <style:paragraph-properties>
        <style:tab-stops>
          <style:tab-stop style:position="16.999cm" style:type="right" style:leader-style="dotted" style:leader-text="."/>
        </style:tab-stops>
      </style:paragraph-properties>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Contents_20_3">
      <style:paragraph-properties>
        <style:tab-stops>
          <style:tab-stop style:position="16cm" style:type="right" style:leader-style="dotted" style:leader-text="."/>
        </style:tab-stops>
      </style:paragraph-properties>
    </style:style>
    <style:style style:name="P13" style:family="paragraph" style:parent-style-name="Standard" style:master-page-name="First_20_Page">
      <style:paragraph-properties style:page-number="auto"/>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3">
      <style:paragraph-properties fo:margin-left="0cm" fo:margin-right="0cm" fo:text-indent="0cm" style:auto-text-indent="false"/>
    </style:style>
    <style:style style:name="P18" style:family="paragraph" style:parent-style-name="Heading_20_1">
      <style:paragraph-properties fo:break-before="page"/>
    </style:style>
    <style:style style:name="P19" style:family="paragraph" style:parent-style-name="Heading_20_3">
      <style:paragraph-properties fo:break-before="page"/>
    </style:style>
    <style:style style:name="P20" style:family="paragraph" style:parent-style-name="Heading_20_2">
      <style:paragraph-properties fo:break-before="page"/>
    </style:style>
    <style:style style:name="P21" style:family="paragraph" style:parent-style-name="Heading_20_2">
      <style:paragraph-properties fo:margin-left="0cm" fo:margin-right="0cm" fo:margin-top="0.42cm" fo:margin-bottom="0.409cm" fo:text-indent="1.499cm" style:auto-text-indent="false" fo:keep-with-next="always"/>
    </style:style>
    <style:style style:name="P22" style:family="paragraph">
      <style:paragraph-properties text:enable-numbering="false" fo:margin-left="0cm" fo:margin-right="0cm" fo:margin-top="0cm" fo:margin-bottom="0cm" fo:line-height="100%" fo:text-indent="0cm"/>
    </style:style>
    <style:style style:name="P23"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5"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6"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7"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8"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Lucida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9" style:family="paragraph">
      <style:paragraph-properties text:enable-numbering="false" fo:margin-left="0cm" fo:margin-right="0cm" fo:margin-top="0cm" fo:margin-bottom="0cm" fo:line-height="100%" fo:text-align="center" fo:text-indent="0cm"/>
    </style:style>
    <style:style style:name="P30"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1" style:family="paragraph">
      <style:paragraph-properties text:enable-numbering="false" fo:margin-left="0cm" fo:margin-right="0cm" fo:margin-top="0cm" fo:margin-bottom="0cm" fo:line-height="100%" fo:text-align="start" fo:text-indent="0cm"/>
    </style:style>
    <style:style style:name="P32" style:family="paragraph">
      <style:paragraph-properties text:enable-numbering="false" fo:margin-left="0cm" fo:margin-right="0cm" fo:margin-top="0cm" fo:margin-bottom="0cm" fo:line-height="100%" fo:text-align="start" fo:text-indent="0cm"/>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3"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Lucida Sans" fo:font-size="13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5"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Lucida Sans" fo:font-size="14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6"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7" style:family="paragraph">
      <style:paragraph-properties fo:text-align="center"/>
    </style:style>
    <style:style style:name="P38" style:family="paragraph">
      <style:paragraph-properties fo:text-align="center"/>
      <style:text-properties style:font-name="DejaVu Sans1" fo:font-size="11pt"/>
    </style:style>
    <style:style style:name="T1" style:family="text">
      <style:text-properties style:use-window-font-color="true" style:text-outline="false" style:text-line-through-style="none" style:font-name="Courier" fo:font-size="11pt" fo:font-style="normal" fo:text-shadow="none" style:text-underline-style="none" fo:font-weight="normal" style:font-name-asian="Lucida Sans" style:font-size-asian="11pt" style:font-style-asian="normal" style:font-weight-asian="normal" style:font-name-complex="Lucida Sans" style:font-size-complex="11pt" style:font-style-complex="normal" style:font-weight-complex="normal" style:text-emphasize="none"/>
    </style:style>
    <style:style style:name="T2" style:family="text">
      <style:text-properties fo:font-style="italic" style:font-style-asian="italic" style:font-style-complex="italic"/>
    </style:style>
    <style:style style:name="T3" style:family="text">
      <style:text-properties style:font-name-asian="Lucida Sans" style:font-name-complex="Lucida Sans"/>
    </style:style>
    <style:style style:name="T4" style:family="text">
      <style:text-properties fo:font-size="14pt" style:font-size-asian="14pt" style:font-size-complex="14pt"/>
    </style:style>
    <style:style style:name="T5" style:family="text">
      <style:text-properties fo:font-size="14pt" fo:font-weight="bold" style:font-size-asian="14pt" style:font-size-complex="14pt"/>
    </style:style>
    <style:style style:name="T6" style:family="text">
      <style:text-properties fo:font-size="11pt" style:font-size-asian="11pt" style:font-size-complex="11pt"/>
    </style:style>
    <style:style style:name="T7" style:family="text">
      <style:text-properties fo:font-size="11pt" fo:font-style="italic" style:font-size-asian="11pt" style:font-style-asian="italic" style:font-size-complex="11pt" style:font-style-complex="italic"/>
    </style:style>
    <style:style style:name="T8" style:family="text">
      <style:text-properties fo:color="#808080" style:font-name="DINCond-MediumAlternate" fo:font-size="15pt" fo:font-style="normal" fo:font-weight="bold" style:font-name-asian="Mincho" style:font-size-asian="14pt" style:font-style-asian="italic" style:font-weight-asian="bold" style:font-name-complex="Tahoma1" style:font-size-complex="14pt" style:font-style-complex="italic" style:font-weight-complex="bold"/>
    </style:style>
    <style:style style:name="T9" style:family="text">
      <style:text-properties fo:color="#000000" style:font-name="Arial1" fo:font-size="11pt" fo:font-style="normal" fo:font-weight="normal" style:font-name-asian="Mincho" style:font-size-asian="14pt" style:font-style-asian="italic" style:font-weight-asian="normal" style:font-name-complex="Tahoma1" style:font-size-complex="14pt" style:font-style-complex="italic" style:font-weight-complex="normal"/>
    </style:style>
    <style:style style:name="T10" style:family="text">
      <style:text-properties fo:font-weight="bold" style:font-weight-asian="bold" style:font-weight-complex="bold"/>
    </style:style>
    <style:style style:name="T11" style:family="text">
      <style:text-properties fo:font-size="18.2000007629395pt" style:font-size-asian="18.2000007629395pt" style:font-size-complex="18.2000007629395pt"/>
    </style:style>
    <style:style style:name="T12" style:family="text">
      <style:text-properties style:font-name="Courier New" fo:font-size="11pt" style:font-size-asian="11pt" style:font-size-complex="11pt"/>
    </style:style>
    <style:style style:name="T13" style:family="text">
      <style:text-properties style:font-name="Arial" fo:font-size="11pt" style:font-size-asian="11pt" style:font-size-complex="11pt"/>
    </style:style>
    <style:style style:name="T14" style:family="text">
      <style:text-properties style:font-name="Courier"/>
    </style:style>
    <style:style style:name="T15" style:family="text">
      <style:text-properties fo:color="#e6e6e6" style:text-outline="false" style:text-line-through-style="none" style:font-name="DINCond-BlackAlternate" fo:font-size="25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6" style:family="text">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7" style:family="text">
      <style:text-properties style:use-window-font-color="true" style:text-outline="false" style:text-line-through-style="none" style:font-name="DejaVu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8" style:family="text">
      <style:text-properties style:use-window-font-color="true" style:text-outline="false" style:text-line-through-style="none" style:font-name="Lucida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9" style:family="text">
      <style:text-properties style:use-window-font-color="true" style:text-outline="false" style:text-line-through-style="none" style:font-name="DejaVu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0" style:family="text">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1" style:family="text">
      <style:text-properties style:use-window-font-color="true" style:text-outline="false" style:text-line-through-style="none" style:font-name="Lucida Sans" fo:font-size="13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2" style:family="text">
      <style:text-properties style:use-window-font-color="true" style:text-outline="false" style:text-line-through-style="none" style:font-name="Lucida Sans" fo:font-size="14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3" style:family="text">
      <style:text-properties style:use-window-font-color="true" style:text-outline="false" style:text-line-through-style="none" style:font-name="Lucida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4" style:family="text">
      <style:text-properties style:font-name="DejaVu Sans1" fo:font-size="11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4.493cm" fo:min-width="12.504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956cm" fo:min-width="6.634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3.972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101cm" svg:stroke-color="#000000" draw:marker-start="" draw:marker-start-width="0.349cm" draw:marker-start-center="false" draw:marker-end="Arrow"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13cm" fo:min-width="7.781cm" fo:padding-top="0.076cm" fo:padding-bottom="0.076cm" fo:padding-left="0.199cm" fo:padding-right="0.199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991cm" fo:min-width="18.182cm" fo:padding-top="0.125cm" fo:padding-bottom="0.125cm" fo:padding-left="0.25cm" fo:padding-right="0.25cm" draw:shadow="hidden" draw:shadow-offset-x="0.3cm" draw:shadow-offset-y="0.3cm" draw:shadow-color="#808080" style:run-through="foreground"/>
    </style:style>
    <style:style style:name="gr12"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left"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99ccff" draw:textarea-vertical-align="middle" draw:auto-grow-height="false" fo:min-height="1.321cm" fo:min-width="0.88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101cm" svg:stroke-color="#80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9" style:family="graphic">
      <style:graphic-properties draw:stroke="solid" svg:stroke-width="0cm" svg:stroke-color="#cccccc"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b3b3b3"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78cm" fo:min-width="1.535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806cm" fo:min-width="4.556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8cm" fo:min-width="8.151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3cm" svg:stroke-color="#800000" draw:marker-start="" draw:marker-start-width="0.651cm" draw:marker-start-center="false" draw:marker-end="" draw:marker-end-width="0.651cm" draw:marker-end-center="false" draw:fill="solid" draw:fill-color="#99ccff" draw:textarea-horizontal-align="center" draw:textarea-vertical-align="middle" fo:padding-top="0.275cm" fo:padding-bottom="0.275cm" fo:padding-left="0.4cm" fo:padding-right="0.4cm" draw:shadow="hidden" draw:shadow-offset-x="0.3cm" draw:shadow-offset-y="0.3cm" draw:shadow-color="#808080" style:run-through="foreground"/>
    </style:style>
    <style:style style:name="gr27" style:family="graphic">
      <style:graphic-properties draw:textarea-horizontal-align="center" draw:textarea-vertical-align="middle" style:run-through="foreground"/>
    </style:style>
    <style:style style:name="gr28" style:family="graphic">
      <style:graphic-properties draw:textarea-horizontal-align="justify" draw:textarea-vertical-align="middle" draw:auto-grow-height="false" fo:min-height="0cm" fo:min-width="0cm" style:run-through="foreground"/>
    </style:style>
    <style:style style:name="gr29" style:family="graphic">
      <style:graphic-properties draw:stroke="solid" svg:stroke-width="0.101cm" svg:stroke-color="#000000" draw:marker-start="" draw:marker-start-width="0.45cm" draw:marker-start-center="false" draw:marker-end=""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30"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3" svg:width="4.165cm" svg:height="10.748cm" svg:x="16.829cm" svg:y="18.949cm">
        <draw:text-box>
          <text:p text:style-name="P22"><text:span text:style-name="T15">3</text:span></text:p>
        </draw:text-box>
      </draw:frame>
      <text:p text:style-name="P13"/>
      <text:p text:style-name="Standard"/>
      <text:p text:style-name="Standard"><draw:frame text:anchor-type="paragraph" draw:z-index="24" draw:style-name="gr4" draw:text-style-name="P24"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Kajona V3</text:p>
      <text:p text:style-name="Subtitle">Developers Handbook: System</text:p>
      <text:p text:style-name="P7">Stand: 17.11.2010</text:p>
      <text:h text:style-name="P18"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ternet_20_link"/>
            <text:index-entry-link-start text:style-name="Internet_20_link"/>
            <text:index-entry-link-end/>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table-of-content-source>
        <text:index-body>
          <text:p text:style-name="P10">Inhaltsverzeichnis<text:tab/>2</text:p>
          <text:p text:style-name="P10">Einleitung<text:tab/>3</text:p>
          <text:p text:style-name="P10">Konzepte<text:tab/>4</text:p>
          <text:p text:style-name="P11">Voraussetzungen<text:tab/>4</text:p>
          <text:p text:style-name="P11">Framework<text:tab/>5</text:p>
          <text:p text:style-name="P12">Module<text:tab/>6</text:p>
          <text:p text:style-name="P12">Datenbank<text:tab/>7</text:p>
          <text:p text:style-name="P12">Rechtesystem<text:tab/>8</text:p>
          <text:p text:style-name="P11">Elemente<text:tab/>9</text:p>
          <text:p text:style-name="P12">Direkte Elemente<text:tab/>9</text:p>
          <text:p text:style-name="P12">Vermittelnde Elemente<text:tab/>9</text:p>
          <text:p text:style-name="P11">Templates<text:tab/>10</text:p>
          <text:p text:style-name="P12">Platzhalter<text:tab/>10</text:p>
          <text:p text:style-name="P12">Seitentemplates<text:tab/>11</text:p>
          <text:p text:style-name="P12">Elementtemplates<text:tab/>12</text:p>
          <text:p text:style-name="P12">Master-Seite <text:s/>&amp; Mastertemplate<text:tab/>13</text:p>
          <text:p text:style-name="P12">global_includes<text:tab/>14</text:p>
          <text:p text:style-name="P12">Internationalisierte Textausgaben (i18n)<text:tab/>15</text:p>
          <text:p text:style-name="P11">Administration, Portalanfrage, Adminanfrage<text:tab/>15</text:p>
          <text:p text:style-name="P12">Portalanfrage<text:tab/>16</text:p>
          <text:p text:style-name="P12">Adminanfrage<text:tab/>16</text:p>
          <text:p text:style-name="P10">Installation<text:tab/>17</text:p>
          <text:p text:style-name="P11">Download<text:tab/>17</text:p>
          <text:p text:style-name="P11">DB- Konfiguration<text:tab/>18</text:p>
          <text:p text:style-name="P12">Wizard-Basierte Anpassung<text:tab/>18</text:p>
          <text:p text:style-name="P12">Old-Style Anpassung ohne Wizard<text:tab/>19</text:p>
          <text:p text:style-name="P11">Schreibrechte<text:tab/>19</text:p>
          <text:p text:style-name="P11">Updates<text:tab/>20</text:p>
          <text:p text:style-name="P10">Modul Systemverwaltung<text:tab/>21</text:p>
          <text:p text:style-name="P11">Sperren von Datensätzen<text:tab/>21</text:p>
          <text:p text:style-name="P11">Sessionverwaltung<text:tab/>21</text:p>
          <text:p text:style-name="P11">Settings<text:tab/>21</text:p>
          <text:p text:style-name="P11">ModRewrite<text:tab/>22</text:p>
          <text:p text:style-name="P11">System-Tasks<text:tab/>22</text:p>
          <text:p text:style-name="P11">Debug-Optionen<text:tab/>22</text:p>
          <text:p text:style-name="P10">Abbildungsverzeichnis<text:tab/>24</text:p>
        </text:index-body>
      </text:table-of-content>
      <text:p text:style-name="Text_20_body"/>
      <text:h text:style-name="P18" text:outline-level="1">Einleitung</text:h>
      <text:p text:style-name="Text_20_body">Kajona ist ein auf der Programmiersprache PHP5 basierendes Content Management Framework welches als Open Source Projekt unter der LGPL-Lizenz entwickelt und veröffentlicht wird. Der Ursprung des Projekts geht auf das Jahr 2004 zurück, als zentral gesammelte Programmierlösungen zu einer Bibliothek zusammengefasst wurden. Der Gedanke eines Web Content Management Frameworks war geboren – Version 2.0 folgte im Jahr 2005, Version 2.1 Anfang des Jahres 2006. Im darauf folgenden Jahr erschien die grundlegend überarbeitete Version 3.0.</text:p>
      <text:p text:style-name="Text_20_body">Mittlerweile ist Kajona mit der Version 3.3.1 zu einem umfangreichen und leistungsstarken Framework gewachsen und bietet mit einer großen Modulauswahl eine ganze Reihe an Einsatzmöglichkeiten. Der Hauptfokus liegt dabei auf der Usability und Geschwindigkeit. Das Backend ist neben der Sprache Deutsch auch in Englisch, Russisch, Portugiesisch und Bulgarisch verfügbar. Aktuell beteiligen sich neben den beiden Hauptentwicklern vier weitere Entwickler sowie mehrere Softwaretester, Designer, Übersetzer und Support-Helfer.</text:p>
      <text:p text:style-name="Text_20_body"/>
      <text:p text:style-name="Text_20_body">Die folgende Dokumentation ist an Entwickler gerichtet, die mit Kajona eine Internetseite erstellen und verwalten möchten. Hierbei wird nicht primär die Bedienung des Systems behandelt, sondern es sollen die Konzepte des Systems erläutert werden. Da diese Dokumentation natürlich nur einen groben Einblick geben kann, dürfen offene Fragen gerne an unser Forum gerichtet werden (<text:a xlink:type="simple" xlink:href="http://board.kajona.de/">board.kajona.de</text:a>). Ebenso natürlich gefundene Fehler oder aufgekommene Ideen und Anmerkungen.</text:p>
      <text:p text:style-name="Text_20_body"/>
      <text:p text:style-name="Text_20_body">In diesem Sinne – have fun &amp; enjoy!</text:p>
      <text:p text:style-name="P8">Stefan Idler<text:tab/>Jakob Schröter</text:p>
      <text:h text:style-name="Heading_20_1" text:outline-level="1">Konzepte</text:h>
      <text:h text:style-name="Heading_20_2" text:outline-level="2">Voraussetzungen</text:h>
      <text:p text:style-name="Text_20_body"><text:span text:style-name="Standardtext">Kajona verwendet die Technologien PHP5 und eine SQL-Datenbank. Benötigt wird:</text:span></text:p>
      <text:list xml:id="list1930507862" text:style-name="L1">
        <text:list-item>
          <text:p text:style-name="P14"><text:span text:style-name="Standardtext">Webserver (Apache, IIS, ...)</text:span></text:p>
        </text:list-item>
        <text:list-item>
          <text:p text:style-name="P14"><text:span text:style-name="Standardtext">PHP 5 (ab 5.0)</text:span></text:p>
        </text:list-item>
        <text:list-item>
          <text:p text:style-name="P14"><text:span text:style-name="Standardtext">MySQL (ab 4.1), PostgreSQL, <text:s/>SQLite 2, SQLite 3, MariaDB (über den mysql-Treiber)</text:span></text:p>
        </text:list-item>
      </text:list>
      <text:p text:style-name="Text_20_body"><text:span text:style-name="Standardtext"/></text:p>
      <text:p text:style-name="Text_20_body"><text:span text:style-name="Standardtext">Und im Detail:</text:span></text:p>
      <text:p text:style-name="Text_20_body"><text:span text:style-name="Standardtext">Um Kajona einzusetzen ist zu aller erst einmal ein Webserver nötig (wer hätte das gedacht?). Dies kann zum Beispiel ein Apache HTTPD-Server oder auch ein IIS-Server sein, kann aber auch jeder andere Server sein. Einzige Voraussetzung an den Webserver: Er sollte die Möglichkeit bieten, PHP-Skripte auszuführen.</text:span></text:p>
      <text:p text:style-name="Text_20_body"><text:span text:style-name="Standardtext">Da Kajona in der „neuen“ Objektorientierung von PHP geschrieben wurde, muss auf dem Webserver mindestens PHP 5 zur Verfügung stehen. Mit PHP 4 lässt sich Kajona leider nicht einsetzen.</text:span></text:p>
      <text:p text:style-name="Text_20_body"><text:span text:style-name="Standardtext">Auf der Datenbankseite unterstützt Kajona bisher unter Anderem MySQL, PostgreSQL und SQLite. Bei der Verwendung von MySQL ist es egal, ob PHP mysqli oder mysql verwendet, um auf die Datenbank zuzugreifen, beide Schnittstellen sind in Kajona als Treiber realisiert. </text:span></text:p>
      <text:p text:style-name="Text_20_body"><text:span text:style-name="Standardtext">Weitere Datenbank-Treiber wie Oracle oder DB2 sollen in Zukunft folgen.</text:span></text:p>
      <text:p text:style-name="Text_20_body"><text:span text:style-name="Standardtext">Scheinen die obigen Anforderungen erfüllt, so sollte einem erfolgreichen Einsatz von Kajona nichts mehr im Wege stehen:</text:span></text:p>
      <text:p text:style-name="Text_20_body"><draw:frame draw:style-name="fr1" draw:name="Rahmen1" text:anchor-type="paragraph" svg:x="0cm" svg:y="0.213cm" svg:width="16.949cm" draw:z-index="27"><draw:text-box fo:min-height="1.773cm"><text:p text:style-name="Illustration"><draw:g text:anchor-type="paragraph" draw:z-index="28" draw:style-name="gr12"><draw:rect draw:style-name="gr13" draw:text-style-name="P30" svg:width="3.424cm" svg:height="1.772cm" svg:x="0cm" svg:y="0cm"><text:p text:style-name="P29"><text:span text:style-name="T20">Webserver</text:span></text:p></draw:rect><draw:rect draw:style-name="gr14" draw:text-style-name="P32" svg:width="5.382cm" svg:height="1.664cm" svg:x="5.643cm" svg:y="0.055cm"><text:p text:style-name="P31"><text:span text:style-name="T20"><text:s/></text:span><text:span text:style-name="T20">PHP</text:span></text:p></draw:rect><draw:rect draw:style-name="gr13" draw:text-style-name="P30" svg:width="3.53cm" svg:height="1.004cm" svg:x="7.172cm" svg:y="0.385cm"><text:p text:style-name="P29"><text:span text:style-name="T20">Kajona</text:span></text:p></draw:rect><draw:rect draw:style-name="gr13" draw:text-style-name="P30" svg:width="3.85cm" svg:height="1.692cm" svg:x="13.099cm" svg:y="0.041cm"><text:p text:style-name="P29"><text:span text:style-name="T20">Datenbank</text:span></text:p></draw:rect><draw:custom-shape draw:style-name="gr15" draw:text-style-name="P30" svg:width="2.326cm" svg:height="0.257cm" svg:x="3.425cm" svg:y="0.75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30" svg:width="2.061cm" svg:height="0.354cm" svg:x="11.038cm" svg:y="0.70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0" text:name="Illustration" text:formula="ooow:Illustration+1" style:num-format="1">1</text:sequence>: Architektur (Server, PHP, DB)</text:p></draw:text-box></draw:frame><text:span text:style-name="Standardtext"/></text:p>
      <text:p text:style-name="Text_20_body"><text:span text:style-name="Standardtext"/></text:p>
      <text:p text:style-name="Text_20_body"/>
      <text:h text:style-name="Heading_20_2" text:outline-level="2"/>
      <text:p text:style-name="Text_20_body"/>
      <text:p text:style-name="Text_20_body">Die Architektur von Kajona soll an verschiedenen Stellen erklärt werden. Hierbei soll ein kurzer Blick auf die allgemeine Struktur geworfen werden, aber auch auf andere Ebenen wie beispielsweise die Datenbank.</text:p>
      <text:h text:style-name="Heading_20_2" text:outline-level="2"/>
      <text:h text:style-name="P20" text:outline-level="2">Framework</text:h>
      <text:p text:style-name="Text_20_body">Klar ist, dass Kajona eine strenge Trennung der Logik von der Präsentation verfolgt. Ebenso ist die Datenhaltung / die Persistenz an sich von den beiden erwähnten Schichten zu trennen. Daraus ergibt sich ein dreistufiger Aufbau des Systems:</text:p>
      <text:p text:style-name="Text_20_body"/>
      <text:p text:style-name="Text_20_body"><draw:frame draw:style-name="fr2" draw:name="Rahmen2" text:anchor-type="paragraph" svg:width="16.768cm" draw:z-index="29"><draw:text-box fo:min-height="12.769cm"><text:p text:style-name="Illustration"><draw:frame draw:style-name="fr6" draw:name="Grafik4" text:anchor-type="paragraph" svg:x="0.004cm" svg:y="0.002cm" svg:width="16.768cm" style:rel-width="100%" svg:height="12.769cm" style:rel-height="scale" draw:z-index="30"><draw:image xlink:href="Pictures/10000201000005600000042936288482.png" xlink:type="simple" xlink:show="embed" xlink:actuate="onLoad"/></draw:frame>Abbildung <text:sequence text:ref-name="refIllustration1" text:name="Illustration" text:formula="ooow:Illustration+1" style:num-format="1">2</text:sequence>: Systemarchitektur</text:p></draw:text-box></draw:frame></text:p>
      <text:p text:style-name="Text_20_body">Deutlich werden soll hier, dass es keine direkte Verbindung der Präsentationsschicht und der Datenbank gibt. Nur so können Sicherheitsmechanismen effektiv implementiert werden. Ein weiterer Vorteil ist, dass ein Entwickler der Präsentationsschicht nicht den Aufbau der Datenbank kennen muss. Er fordert die benötigten Daten einfach beim Model an, und freut sich dann des Lebens. Wie die Daten vom Model beschaffen werden, ist der Präsentation prinzipiell egal.</text:p>
      <text:p text:style-name="Text_20_body">Analog verhält es sich mit der Relation des Models zur Datenbank. Dem Model ist es egal, ob die Datenbankschicht die Werte in eine Datenbank, oder in eine XML-Datei schreibt. So lange das Model die Daten erhält, ist alles wunderbar.</text:p>
      <text:p text:style-name="Text_20_body">Diese Gegebenheiten prägen des Framework-Charakter des Systems. Alle Schnittstellen sind sauber definiert, so dass ein Erweitern des Systems einfach und schnell vorgenommen werden kann.</text:p>
      <text:p text:style-name="Text_20_body">Des Weiteren wird in Kajona strikt zwischen Portal und Administration unterschieden. Das Portal wird zur Darstellung der Inhalte verwendet, die Administration zur Erfassung und Bearbeitung der Inhalte sowie zur Verwaltung des Systems.</text:p>
      <text:p text:style-name="Text_20_body"><text:soft-page-break/>Bei einer Anfrage an das System wird also, je nach Art der Anfrage, in das Portal oder die Administration verzweigt.</text:p>
      <text:p text:style-name="Text_20_body"><draw:frame draw:style-name="fr3" draw:name="Rahmen3" text:anchor-type="paragraph" svg:x="1.244cm" svg:y="0.48cm" svg:width="14.012cm" draw:z-index="31"><draw:text-box fo:min-height="4.404cm"><text:p text:style-name="Illustration"><draw:g text:anchor-type="paragraph" draw:z-index="32" draw:style-name="gr12"><draw:rect draw:style-name="gr13" draw:text-style-name="P30" svg:width="3.245cm" svg:height="1.198cm" svg:x="0cm" svg:y="0.695cm"><text:p text:style-name="P29"><text:span text:style-name="T20">Webserver</text:span></text:p></draw:rect><draw:rect draw:style-name="gr13" draw:text-style-name="P30" svg:width="3.333cm" svg:height="1.066cm" svg:x="10.679cm" svg:y="0cm"><text:p text:style-name="P29"><text:span text:style-name="T20">Admin</text:span></text:p></draw:rect><draw:rect draw:style-name="gr13" draw:text-style-name="P30" svg:width="3.331cm" svg:height="1.011cm" svg:x="10.654cm" svg:y="1.764cm"><text:p text:style-name="P29"><text:span text:style-name="T20">Portal</text:span></text:p></draw:rect><draw:custom-shape draw:style-name="gr15" draw:text-style-name="P30" svg:width="1.675cm" svg:height="0.29cm" svg:x="3.29cm" svg:y="1.16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6" draw:text-style-name="P30" svg:width="1.893cm" svg:height="0.87cm" svg:x="8.786cm" svg:y="0.355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draw:style-name="gr16" draw:text-style-name="P30" svg:width="1.953cm" svg:height="1.116cm" svg:x="8.733cm" svg:y="1.374cm"><text:p/><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rect draw:style-name="gr13" draw:text-style-name="P30" svg:width="3.79cm" svg:height="0.759cm" svg:x="4.997cm" svg:y="0.961cm"><text:p text:style-name="P29"><text:span text:style-name="T20">Kajona Loader</text:span></text:p></draw:rect></draw:g></text:p><text:p text:style-name="Illustration">Abbildung <text:sequence text:ref-name="refIllustration2" text:name="Illustration" text:formula="ooow:Illustration+1" style:num-format="1">3</text:sequence>: Aufteilung Portal / Administration</text:p></draw:text-box></draw:frame></text:p>
      <text:h text:style-name="Heading_20_3" text:outline-level="3"/>
      <text:h text:style-name="Heading_20_3" text:outline-level="3">Module</text:h>
      <text:p text:style-name="Text_20_body">Kajona ist modular aufgebaut. Das bedeutet, dass zusammengehörige Funktionen in Modulen gebündelt werden, und somit nur bei Bedarf in das System installiert werden. Das Erweitern eines bestehenden Systems kann auf Grund dieser Modularität jederzeit vorgenommen werden. Besteht Bedarf für eine Downloadverwaltung, so kann das Modul „Downloads“ nachträglich in das System installiert werden, um dieses um die nun benötigten Funktionen zu erweitern.</text:p>
      <text:p text:style-name="Text_20_body">Der Aufbau eines Moduls ist hierbei klar definiert und besteht aus festen Blöcken:</text:p>
      <text:p text:style-name="Text_20_body"/>
      <text:p text:style-name="Text_20_body"><draw:frame draw:style-name="fr3" draw:name="Rahmen4" text:anchor-type="paragraph" svg:x="0.517cm" svg:y="0.12cm" svg:width="16.274cm" draw:z-index="33"><draw:text-box fo:min-height="7.602cm"><text:p text:style-name="Illustration"><draw:g text:anchor-type="paragraph" draw:z-index="34" draw:style-name="gr12"><draw:rect draw:style-name="gr13" draw:text-style-name="P33" xml:id="id1" draw:id="id1" svg:width="2.597cm" svg:height="0.918cm" svg:x="6.738cm" svg:y="0cm"><text:p text:style-name="P29"><text:span text:style-name="T21">Modul</text:span></text:p></draw:rect><draw:rect draw:style-name="gr13" draw:text-style-name="P33" xml:id="id3" draw:id="id3" svg:width="2.597cm" svg:height="0.916cm" svg:x="5.225cm" svg:y="2.607cm"><text:p text:style-name="P29"><text:span text:style-name="T21">Templates</text:span></text:p></draw:rect><draw:rect draw:style-name="gr13" draw:text-style-name="P33" xml:id="id5" draw:id="id5" svg:width="2.597cm" svg:height="0.916cm" svg:x="12.469cm" svg:y="2.607cm"><text:p text:style-name="P29"><text:span text:style-name="T21">Portal</text:span></text:p></draw:rect><draw:rect draw:style-name="gr13" draw:text-style-name="P34" xml:id="id9" draw:id="id9" svg:width="2.597cm" svg:height="0.916cm" svg:x="8.301cm" svg:y="6.144cm"><text:p text:style-name="P29"><text:span text:style-name="T16">Modul-Portal</text:span></text:p></draw:rect><draw:rect draw:style-name="gr17" draw:text-style-name="P33" xml:id="id7" draw:id="id7" svg:width="2.597cm" svg:height="0.918cm" svg:x="2.783cm" svg:y="6.147cm"><text:p/></draw:rect><draw:rect draw:style-name="gr13" draw:text-style-name="P33" xml:id="id4" draw:id="id4" svg:width="2.597cm" svg:height="0.916cm" svg:x="8.373cm" svg:y="2.607cm"><text:p text:style-name="P29"><text:span text:style-name="T21">Texte</text:span></text:p></draw:rect><draw:rect draw:style-name="gr13" draw:text-style-name="P34" xml:id="id11" draw:id="id11" svg:width="2.597cm" svg:height="0.916cm" svg:x="13.675cm" svg:y="6.121cm"><text:p text:style-name="P29"><text:span text:style-name="T16">Suche-Plugin</text:span></text:p></draw:rect><draw:rect draw:style-name="gr13" draw:text-style-name="P33" xml:id="id2" draw:id="id2" svg:width="2.597cm" svg:height="0.916cm" svg:x="1.335cm" svg:y="2.607cm"><text:p text:style-name="P29"><text:span text:style-name="T21">Admin</text:span></text:p></draw:rect><draw:rect draw:style-name="gr13" draw:text-style-name="P34" xml:id="id6" draw:id="id6" svg:width="2.597cm" svg:height="0.918cm" svg:x="0cm" svg:y="6.147cm"><text:p text:style-name="P29"><text:span text:style-name="T16">Modul-Admin</text:span></text:p></draw:rect><draw:rect draw:style-name="gr17" draw:text-style-name="P33" xml:id="id10" draw:id="id10" svg:width="2.597cm" svg:height="0.916cm" svg:x="10.991cm" svg:y="6.144cm"><text:p/></draw:rect><draw:rect draw:style-name="gr13" draw:text-style-name="P34" xml:id="id8" draw:id="id8" svg:width="2.599cm" svg:height="0.918cm" svg:x="5.523cm" svg:y="6.147cm"><text:p text:style-name="P29"><text:span text:style-name="T16">Stats-Report</text:span></text:p></draw:rect><draw:connector draw:style-name="gr17" draw:text-style-name="P24" draw:type="line" svg:x1="8.036cm" svg:y1="0.917cm" svg:x2="2.633cm" svg:y2="2.607cm" draw:start-shape="id1" draw:start-glue-point="2" draw:end-shape="id2" draw:end-glue-point="0" svg:d="m8036 917-5403 1690"><text:p/></draw:connector><draw:connector draw:style-name="gr17" draw:text-style-name="P24" draw:type="line" svg:x1="8.036cm" svg:y1="0.917cm" svg:x2="6.523cm" svg:y2="2.607cm" draw:start-shape="id1" draw:start-glue-point="2" draw:end-shape="id3" draw:end-glue-point="0" svg:d="m8036 917-1513 1690"><text:p/></draw:connector><draw:connector draw:style-name="gr17" draw:text-style-name="P24" draw:type="line" svg:x1="8.036cm" svg:y1="0.917cm" svg:x2="9.671cm" svg:y2="2.607cm" draw:start-shape="id1" draw:start-glue-point="2" draw:end-shape="id4" draw:end-glue-point="0" svg:d="m8036 917 1635 1690"><text:p/></draw:connector><draw:connector draw:style-name="gr17" draw:text-style-name="P24" draw:type="line" svg:x1="8.036cm" svg:y1="0.917cm" svg:x2="13.767cm" svg:y2="2.607cm" draw:start-shape="id1" draw:start-glue-point="2" draw:end-shape="id5" draw:end-glue-point="0" svg:d="m8036 917 5731 1690"><text:p/></draw:connector><draw:connector draw:style-name="gr17" draw:text-style-name="P24" draw:type="line" svg:x1="2.633cm" svg:y1="3.522cm" svg:x2="1.298cm" svg:y2="6.147cm" draw:start-shape="id2" draw:start-glue-point="2" draw:end-shape="id6" draw:end-glue-point="0" svg:d="m2633 3522-1335 2625"><text:p/></draw:connector><draw:connector draw:style-name="gr17" draw:text-style-name="P24" draw:type="line" svg:x1="2.633cm" svg:y1="3.522cm" svg:x2="4.082cm" svg:y2="6.147cm" draw:start-shape="id2" draw:start-glue-point="2" draw:end-shape="id7" draw:end-glue-point="0" svg:d="m2633 3522 1449 2625"><text:p/></draw:connector><draw:connector draw:style-name="gr17" draw:text-style-name="P24" draw:type="line" svg:x1="2.633cm" svg:y1="3.522cm" svg:x2="6.821cm" svg:y2="6.147cm" draw:start-shape="id2" draw:start-glue-point="2" draw:end-shape="id8" draw:end-glue-point="0" svg:d="m2633 3522 4188 2625"><text:p/></draw:connector><draw:connector draw:style-name="gr17" draw:text-style-name="P24" draw:type="line" svg:x1="13.767cm" svg:y1="3.522cm" svg:x2="9.599cm" svg:y2="6.144cm" draw:start-shape="id5" draw:start-glue-point="2" draw:end-shape="id9" draw:end-glue-point="0" svg:d="m13767 3522-4168 2622"><text:p/></draw:connector><draw:connector draw:style-name="gr17" draw:text-style-name="P24" draw:type="line" svg:x1="13.767cm" svg:y1="3.522cm" svg:x2="12.289cm" svg:y2="6.144cm" draw:start-shape="id5" draw:start-glue-point="2" draw:end-shape="id10" draw:end-glue-point="0" svg:d="m13767 3522-1478 2622"><text:p/></draw:connector><draw:connector draw:style-name="gr17" draw:text-style-name="P24" draw:type="line" svg:x1="13.767cm" svg:y1="3.522cm" svg:x2="14.974cm" svg:y2="6.121cm" draw:start-shape="id5" draw:start-glue-point="2" draw:end-shape="id11" draw:end-glue-point="0" svg:d="m13767 3522 1207 2599"><text:p/></draw:connector><draw:rect draw:style-name="gr18" draw:text-style-name="P34" svg:width="2.597cm" svg:height="0.918cm" svg:x="2.783cm" svg:y="6.147cm"><text:p text:style-name="P29"><text:span text:style-name="T16">Admin-Element</text:span></text:p></draw:rect><draw:rect draw:style-name="gr18" draw:text-style-name="P34" svg:width="2.597cm" svg:height="0.916cm" svg:x="10.991cm" svg:y="6.144cm"><text:p text:style-name="P29"><text:span text:style-name="T16">Portal-Element</text:span></text:p></draw:rect></draw:g></text:p><text:p text:style-name="Illustration">Abbildung <text:sequence text:ref-name="refIllustration3" text:name="Illustration" text:formula="ooow:Illustration+1" style:num-format="1">4</text:sequence>: Aufbau eines Moduls</text:p></draw:text-box></draw:frame></text:p>
      <text:h text:style-name="Heading_20_3" text:outline-level="3"/>
      <text:h text:style-name="P19" text:outline-level="3">Datenbank</text:h>
      <text:p text:style-name="Text_20_body">Kajona benötigt eine Datenbank, um die Inhalte, die über die Administration erfasst werden, speichern zu können. Aktuell existieren Treiber für MySQL, <text:span text:style-name="Standardtext">PostgreSQL und SQLite.</text:span> Kajona kann aber bei Bedarf durch einen neuen Datenbanktreiber mit jeder anderen SQL-fähigen Datenbank betrieben werden. </text:p>
      <text:p text:style-name="Text_20_body">Das Datenbankschema von Kajona ist dabei von den nachfolgenden Eigenschaften gekennzeichnet:</text:p>
      <text:p text:style-name="Text_20_body">Global Unique Ids (GUIDs)<text:line-break/>GUIDs sind über die Systemgrenze hinweg eindeutig. Dies hat dann Vorteile, wenn man Datensätze des aktuellen Systems in ein Fremdsystem importieren möchte. Da die Erzeugung der IDs nicht die Datenbank, sondern Kajona übernimmt, sind die Ids bereits vor dem Einfügen in die Datenbank bekannt. Ein Rückfragen der verwendeten ID nach einem Insert entfällt also.<text:line-break/>Ebenso werden keine zusätzlichen Referenzschlüssel mehr benötigt, da alle Primärschlüssel auf Grund der GUIDs ja bereits eindeutig sind und somit direkt referenziert werden können.</text:p>
      <text:p text:style-name="Text_20_body">Systemtabelle<text:line-break/>Die Systemtabelle dient als zentrale Verwaltungsinstanz und bildet die Strukturen des Systems ab. Verwendet wird hierfür eine Baumstruktur. <text:line-break/>Benötigt man mehr Details zu einem Datensatz, als in der Systemtabelle vorhanden, so können diese über JOINs aus weiteren Tabellen hinzu verknüpft werden. Dazu gehören Tabellen wie die Rechte-Tabelle, Datum-Tabelle, Element-Tabelle oder die Modul-Tabelle. <text:line-break/>Benötigt man einen Ausschnitt aus der Baumstruktur, so wird einfach die Systemtabelle mit sich selbst verknüpft.</text:p>
      <text:p text:style-name="Text_20_body"><draw:frame draw:style-name="fr4" draw:name="Rahmen5" text:anchor-type="paragraph" svg:x="0cm" svg:y="0.004cm" svg:width="16.808cm" draw:z-index="35"><draw:text-box fo:min-height="11.781cm"><text:p text:style-name="Illustration"><draw:g text:anchor-type="paragraph" draw:z-index="36" draw:style-name="gr12"><draw:rect draw:style-name="gr19" draw:text-style-name="P24" svg:width="16.797cm" svg:height="3.5cm" svg:x="0cm" svg:y="0cm"><text:p/></draw:rect><draw:rect draw:style-name="gr20" draw:text-style-name="P24" svg:width="16.797cm" svg:height="3.5cm" svg:x="0cm" svg:y="6.787cm"><text:p/></draw:rect><draw:rect draw:style-name="gr13" draw:text-style-name="P30" xml:id="id13" draw:id="id13" svg:width="3.499cm" svg:height="1.052cm" svg:x="5.006cm" svg:y="2.238cm"><text:p text:style-name="P29"><text:span text:style-name="T20">System</text:span></text:p></draw:rect><draw:rect draw:style-name="gr13" draw:text-style-name="P30" xml:id="id16" draw:id="id16" svg:width="3.499cm" svg:height="1.05cm" svg:x="0.175cm" svg:y="0.139cm"><text:p text:style-name="P29"><text:span text:style-name="T20">Rechte</text:span></text:p></draw:rect><draw:rect draw:style-name="gr13" draw:text-style-name="P30" xml:id="id12" draw:id="id12" svg:width="3.499cm" svg:height="1.05cm" svg:x="5.006cm" svg:y="0.139cm"><text:p text:style-name="P29"><text:span text:style-name="T20">Page</text:span></text:p></draw:rect><draw:rect draw:style-name="gr13" draw:text-style-name="P30" xml:id="id20" draw:id="id20" svg:width="3.499cm" svg:height="1.05cm" svg:x="0.175cm" svg:y="9.098cm"><text:p text:style-name="P29"><text:span text:style-name="T20">Rechte</text:span></text:p></draw:rect><draw:rect draw:style-name="gr13" draw:text-style-name="P30" xml:id="id17" draw:id="id17" svg:width="3.5cm" svg:height="1.05cm" svg:x="10.253cm" svg:y="0.139cm"><text:p text:style-name="P29"><text:span text:style-name="T20">Datum</text:span></text:p></draw:rect><draw:rect draw:style-name="gr13" draw:text-style-name="P30" xml:id="id18" draw:id="id18" svg:width="3.5cm" svg:height="1.052cm" svg:x="5.009cm" svg:y="6.997cm"><text:p text:style-name="P29"><text:span text:style-name="T20">System</text:span></text:p></draw:rect><draw:rect draw:style-name="gr13" draw:text-style-name="P30" xml:id="id19" draw:id="id19" svg:width="3.499cm" svg:height="1.052cm" svg:x="0.175cm" svg:y="6.997cm"><text:p text:style-name="P29"><text:span text:style-name="T20">Datum</text:span></text:p></draw:rect><draw:rect draw:style-name="gr13" draw:text-style-name="P30" xml:id="id15" draw:id="id15" svg:width="3.5cm" svg:height="1.05cm" svg:x="5.009cm" svg:y="9.095cm"><text:p text:style-name="P29"><text:span text:style-name="T20">Element</text:span></text:p></draw:rect><draw:rect draw:style-name="gr13" draw:text-style-name="P30" xml:id="id14" draw:id="id14" svg:width="3.5cm" svg:height="1.05cm" svg:x="10.253cm" svg:y="9.098cm"><text:p text:style-name="P29"><text:span text:style-name="T20">Content</text:span></text:p></draw:rect><draw:connector draw:style-name="gr17" draw:text-style-name="P24" svg:x1="6.754cm" svg:y1="1.189cm" svg:x2="6.754cm" svg:y2="2.238cm" draw:start-shape="id12" draw:start-glue-point="2" draw:end-shape="id13" draw:end-glue-point="0" svg:d="m6754 1189v1049"><text:p/></draw:connector><draw:connector draw:style-name="gr17" draw:text-style-name="P24" svg:x1="10.253cm" svg:y1="9.622cm" svg:x2="8.509cm" svg:y2="9.618cm" draw:start-shape="id14" draw:end-shape="id15" svg:d="m10253 9622h-871v-4h-873"><text:p/></draw:connector><draw:connector draw:style-name="gr17" draw:text-style-name="P24" svg:x1="1.923cm" svg:y1="1.189cm" svg:x2="6.754cm" svg:y2="2.238cm" draw:start-shape="id16" draw:start-glue-point="2" draw:end-shape="id13" svg:d="m1923 1189v526h4831v523"><text:p/></draw:connector><draw:connector draw:style-name="gr17" draw:text-style-name="P24" svg:x1="12.003cm" svg:y1="1.189cm" svg:x2="6.754cm" svg:y2="2.238cm" draw:start-shape="id17" draw:start-glue-point="2" draw:end-shape="id13" svg:d="m12003 1189v526h-5249v523"><text:p/></draw:connector><draw:connector draw:style-name="gr17" draw:text-style-name="P24" svg:x1="6.759cm" svg:y1="8.049cm" svg:x2="6.759cm" svg:y2="9.095cm" draw:start-shape="id18" draw:end-shape="id15" svg:d="m6759 8049v1046"><text:p/></draw:connector><draw:connector draw:style-name="gr17" draw:text-style-name="P24" svg:x1="3.672cm" svg:y1="7.523cm" svg:x2="5.009cm" svg:y2="7.523cm" draw:start-shape="id19" draw:end-shape="id18" svg:d="m3672 7523h1337"><text:p/></draw:connector><draw:connector draw:style-name="gr17" draw:text-style-name="P24" svg:x1="1.923cm" svg:y1="9.098cm" svg:x2="6.759cm" svg:y2="8.049cm" draw:start-shape="id20" draw:start-glue-point="0" draw:end-shape="id18" draw:end-glue-point="2" svg:d="m1923 9098v-524h4836v-525"><text:p/></draw:connector><draw:connector draw:style-name="gr17" draw:text-style-name="P24" svg:x1="6.754cm" svg:y1="3.29cm" svg:x2="6.759cm" svg:y2="6.997cm" draw:start-shape="id13" draw:start-glue-point="2" draw:end-shape="id18" draw:end-glue-point="0" svg:d="m6754 3290v1854h5v1853"><text:p/></draw:connector><draw:frame draw:style-name="gr21" draw:text-style-name="P35" svg:width="2.036cm" svg:height="1.029cm" draw:transform="rotate (-1.58545709251254) translate (16.79575cm 0.850194444444444cm)"><draw:text-box><text:p text:style-name="P22"><text:span text:style-name="T22">Seite</text:span></text:p></draw:text-box></draw:frame><draw:frame draw:style-name="gr22" draw:text-style-name="P35" svg:width="5.058cm" svg:height="1.057cm" draw:transform="rotate (-1.57219259019738) translate (16.8063333333333cm 6.72218055555556cm)"><draw:text-box><text:p text:style-name="P22"><text:span text:style-name="T22">Seitenelement</text:span></text:p></draw:text-box></draw:frame><draw:frame draw:style-name="gr23" draw:text-style-name="P36" svg:width="8.653cm" svg:height="0.832cm" svg:x="6.689cm" svg:y="4.775cm"><draw:text-box><text:p text:style-name="P22"><text:span text:style-name="T23">Element.prev_id = Seite.systemid</text:span></text:p></draw:text-box></draw:frame></draw:g>Abbildung <text:sequence text:ref-name="refIllustration4" text:name="Illustration" text:formula="ooow:Illustration+1" style:num-format="1">5</text:sequence>: Verknüpfung eines Seitenelementes mit der übergeordneten Seite</text:p></draw:text-box></draw:frame></text:p>
      <text:h text:style-name="Heading_20_3" text:outline-level="3"><text:soft-page-break/>Rechtesystem</text:h>
      <text:p text:style-name="Text_20_body">Das Rechtesystem in Kajona orientiert sich an der bereits beschriebenen Baumstruktur der Systemtabelle. Auf Grund dieses Aufbaus ist eine rekursive Rechtevergabe innerhalb des Systems möglich, Datensätze können also von übergeordneten Datensätzen ihre Rechte erben.</text:p>
      <text:p text:style-name="Text_20_body">Diese Kette der Vererbung kann an jeder Stelle der Hierarchie unterbrochen werden. Angenommen, es gibt ein paar Seiten, die nur registrierten Benutzern zur Verfügung stehen sollen, so benötigen diese spezielle Rechte. Der eine Weg wäre nun, die Rechte jeder Seite anzupassen. Der schönere Weg aber ist, alle Seiten in einem Ordner abzulegen. Diesem Ordner gibt man dann die angepassten Rechte – die darin enthaltenen Seiten und Unterordner erben dann automatisch die angepassten Rechte. Diesen Sachverhalt soll auch die nächste Grafik erläutern.</text:p>
      <text:p text:style-name="Text_20_body"/>
      <text:h text:style-name="Heading_20_2" text:outline-level="2"><draw:frame draw:style-name="fr4" draw:name="Rahmen6" text:anchor-type="paragraph" svg:x="0.037cm" svg:y="0.071cm" svg:width="16.914cm" draw:z-index="37"><draw:text-box fo:min-height="7.848cm"><text:p text:style-name="Illustration"><draw:g text:anchor-type="paragraph" draw:z-index="38" draw:style-name="gr12"><draw:custom-shape draw:style-name="gr24" draw:text-style-name="P30" xml:id="id25" draw:id="id25" svg:width="3.024cm" svg:height="0.742cm" svg:x="0cm" svg:y="1.432cm"><text:p text:style-name="P29"><text:span text:style-name="T20">System</text:span></text:p><draw:enhanced-geometry svg:viewBox="0 0 21600 21600" draw:mirror-horizontal="false" draw:mirror-vertical="false" draw:type="rectangle" draw:enhanced-path="M 0 0 L 21600 0 21600 21600 0 21600 0 0 Z N"/></draw:custom-shape><draw:custom-shape draw:style-name="gr24" draw:text-style-name="P30" xml:id="id22" draw:id="id22" svg:width="3.026cm" svg:height="0.742cm" svg:x="8.29cm" svg:y="1.432cm"><text:p text:style-name="P29"><text:span text:style-name="T20">Modul</text:span></text:p><draw:enhanced-geometry svg:viewBox="0 0 21600 21600" draw:type="rectangle" draw:enhanced-path="M 0 0 L 21600 0 21600 21600 0 21600 0 0 Z N"/></draw:custom-shape><draw:custom-shape draw:style-name="gr24" draw:text-style-name="P30" xml:id="id30" draw:id="id30" svg:width="3.026cm" svg:height="0.736cm" svg:x="13.847cm" svg:y="4.464cm"><text:p text:style-name="P29"><text:span text:style-name="T20">Ordner A1</text:span></text:p><draw:enhanced-geometry svg:viewBox="0 0 21600 21600" draw:type="rectangle" draw:enhanced-path="M 0 0 L 21600 0 21600 21600 0 21600 0 0 Z N"/></draw:custom-shape><draw:custom-shape draw:style-name="gr24" draw:text-style-name="P30" xml:id="id21" draw:id="id21" svg:width="3.022cm" svg:height="0.738cm" svg:x="10.91cm" svg:y="2.972cm"><text:p text:style-name="P29"><text:span text:style-name="T20">Ordner A</text:span></text:p><draw:enhanced-geometry svg:viewBox="0 0 21600 21600" draw:mirror-vertical="false" draw:mirror-horizontal="false" draw:type="rectangle" draw:enhanced-path="M 0 0 L 21600 0 21600 21600 0 21600 0 0 Z N"/></draw:custom-shape><draw:custom-shape draw:style-name="gr24" draw:text-style-name="P30" xml:id="id24" draw:id="id24" svg:width="3.028cm" svg:height="0.738cm" svg:x="4.184cm" svg:y="2.972cm"><text:p text:style-name="P29"><text:span text:style-name="T20">Modul XY</text:span></text:p><draw:enhanced-geometry svg:viewBox="0 0 21600 21600" draw:type="rectangle" draw:enhanced-path="M 0 0 L 21600 0 21600 21600 0 21600 0 0 Z N"/></draw:custom-shape><draw:custom-shape draw:style-name="gr24" draw:text-style-name="P30" xml:id="id23" draw:id="id23" svg:width="3.028cm" svg:height="0.742cm" svg:x="4.184cm" svg:y="1.432cm"><text:p text:style-name="P29"><text:span text:style-name="T20">Pages</text:span></text:p><draw:enhanced-geometry svg:viewBox="0 0 21600 21600" draw:type="rectangle" draw:enhanced-path="M 0 0 L 21600 0 21600 21600 0 21600 0 0 Z N"/></draw:custom-shape><draw:custom-shape draw:style-name="gr24" draw:text-style-name="P30" xml:id="id26" draw:id="id26" svg:width="3.028cm" svg:height="0.74cm" svg:x="4.184cm" svg:y="0cm"><text:p text:style-name="P29"><text:span text:style-name="T20">Modul A</text:span></text:p><draw:enhanced-geometry svg:viewBox="0 0 21600 21600" draw:type="rectangle" draw:enhanced-path="M 0 0 L 21600 0 21600 21600 0 21600 0 0 Z N"/></draw:custom-shape><draw:custom-shape draw:style-name="gr24" draw:text-style-name="P30" xml:id="id27" draw:id="id27" svg:width="2.184cm" svg:height="1.347cm" svg:x="8.491cm" svg:y="6.054cm"><text:p text:style-name="P29"><text:span text:style-name="T20">Seite A</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4" draw:text-style-name="P30" xml:id="id28" draw:id="id28" svg:width="2.188cm" svg:height="1.347cm" svg:x="11.326cm" svg:y="6.054cm"><text:p text:style-name="P29"><text:span text:style-name="T20">Seite B</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4" draw:text-style-name="P30" xml:id="id29" draw:id="id29" svg:width="2.188cm" svg:height="1.347cm" svg:x="14.723cm" svg:y="6.054cm"><text:p text:style-name="P29"><text:span text:style-name="T20">Seite C</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onnector draw:style-name="gr25" draw:text-style-name="P24" draw:type="lines" svg:x1="12.42cm" svg:y1="2.972cm" svg:x2="11.315cm" svg:y2="1.803cm" draw:start-shape="id21" draw:end-shape="id22" svg:d="m12420 2972v-501l-605-668h-500"><text:p/></draw:connector><draw:connector draw:style-name="gr25" draw:text-style-name="P24" draw:type="lines" svg:x1="8.29cm" svg:y1="1.803cm" svg:x2="7.211cm" svg:y2="1.803cm" draw:start-shape="id22" draw:start-glue-point="3" draw:end-shape="id23" svg:d="m8290 1803h-502-76-501"><text:p/></draw:connector><draw:connector draw:style-name="gr25" draw:text-style-name="P24" draw:type="lines" svg:x1="4.184cm" svg:y1="3.341cm" svg:x2="3.023cm" svg:y2="1.803cm" draw:start-shape="id24" draw:start-glue-point="3" draw:end-shape="id25" svg:d="m4184 3341h-501l-159-1538h-501"><text:p/></draw:connector><draw:connector draw:style-name="gr25" draw:text-style-name="P24" draw:type="lines" svg:x1="4.184cm" svg:y1="1.803cm" svg:x2="3.023cm" svg:y2="1.803cm" draw:start-shape="id23" draw:end-shape="id25" svg:d="m4184 1803h-501-159-501"><text:p/></draw:connector><draw:connector draw:style-name="gr25" draw:text-style-name="P24" draw:type="lines" svg:x1="4.184cm" svg:y1="0.369cm" svg:x2="3.023cm" svg:y2="1.803cm" draw:start-shape="id26" draw:end-shape="id25" draw:end-glue-point="1" svg:d="m4184 369h-501l-159 1434h-501"><text:p/></draw:connector><draw:connector draw:style-name="gr25" draw:text-style-name="P24" draw:type="lines" svg:x1="9.583cm" svg:y1="6.054cm" svg:x2="9.573cm" svg:y2="2.171cm" draw:start-shape="id27" draw:start-glue-point="0" svg:d="m9583 6054v-503l-10-3380v0"><text:p/></draw:connector><draw:connector draw:style-name="gr25" draw:text-style-name="P24" draw:type="lines" svg:x1="12.42cm" svg:y1="6.054cm" svg:x2="12.42cm" svg:y2="3.709cm" draw:start-shape="id28" draw:start-glue-point="0" draw:end-shape="id21" svg:d="m12420 6054v-503-1341-501"><text:p/></draw:connector><draw:connector draw:style-name="gr25" draw:text-style-name="P24" draw:type="lines" svg:x1="15.817cm" svg:y1="6.054cm" svg:x2="15.358cm" svg:y2="5.2cm" draw:start-shape="id29" draw:start-glue-point="0" draw:end-shape="id30" svg:d="m15817 6054v-503l-459 148v-499"><text:p/></draw:connector><draw:line draw:style-name="gr26" draw:text-style-name="P24" svg:x1="14.66cm" svg:y1="3.478cm" svg:x2="15.5cm" svg:y2="4.05cm"><text:p/></draw:line><draw:line draw:style-name="gr26" draw:text-style-name="P24" svg:x1="14.709cm" svg:y1="3.993cm" svg:x2="15.448cm" svg:y2="3.586cm"><text:p/></draw:line></draw:g></text:p><text:p text:style-name="Illustration">Abbildung <text:sequence text:ref-name="refIllustration5" text:name="Illustration" text:formula="ooow:Illustration+1" style:num-format="1">6</text:sequence>: Rekursive Rechtevergabe mit Unterbrechung</text:p></draw:text-box></draw:frame></text:h>
      <text:p text:style-name="Text_20_body">Vom Konzept der Rechtevergabe her ist das Rechtesystem an dem von UNIX angelehnt. Die Vergabe von Rechten erfolgt also nicht per User, sondern per Gruppe. Hierbei gilt, das beliebig viele Benutzer in beliebig vielen Gruppen Mitglied sein dürfen.<text:line-break/>Da die Rechte aber Gruppen abhängig vergeben werden gilt ebenso: Ein User ohne Gruppe ist ein User ohne Rechte. Dieser hat dann gegebenenfalls sogar weniger Rechte als ein Gast!</text:p>
      <text:p text:style-name="Text_20_body">Es gibt in Kajona zwei vordefinierte Gruppen: Gäste und Administratoren. Gäste sind all die Benutzer, die nicht angemeldet sind. Mitglieder der Gruppe Administratoren hingegen haben superglobale Admin-Rechte, dürfen also alles.</text:p>
      <text:h text:style-name="Heading_20_2" text:outline-level="2"/>
      <text:h text:style-name="P20" text:outline-level="2">Elemente</text:h>
      <text:p text:style-name="Text_20_body"><text:span text:style-name="Standardtext">Bevor man mit dem System arbeitet, sollte man den Gedanken hinter den Elementen verstanden haben und die zwei grundlegenden Typen von Elementen kennen.</text:span></text:p>
      <text:p text:style-name="Text_20_body"><text:span text:style-name="Standardtext">Elemente werden immer dann verwendet, wenn über den Admin-Bereich erfasste Inhalte im Portal präsentiert <text:s/>werden sollen. Das kann zum Beispiel ein Text-Absatz sein, kann aber auch eine Bildergalerie sein.</text:span></text:p>
      <text:p text:style-name="Text_20_body"><text:span text:style-name="Standardtext">Hierfür unterscheidet Kajona zwischen zwei Arten von Elementen: </text:span></text:p>
      <text:list xml:id="list460363302" text:style-name="L2">
        <text:list-item>
          <text:list>
            <text:list-item>
              <text:p text:style-name="P15"><text:span text:style-name="Standardtext">direkte Elemente und</text:span></text:p>
            </text:list-item>
            <text:list-item>
              <text:p text:style-name="P15"><text:span text:style-name="Standardtext">vermittelnde Elemente</text:span></text:p>
            </text:list-item>
          </text:list>
        </text:list-item>
      </text:list>
      <text:p text:style-name="Text_20_body"><text:span text:style-name="Standardtext">Diese beiden Typen sollen nun genauer beleuchtet werden.</text:span></text:p>
      <text:h text:style-name="Heading_20_3" text:outline-level="3">Direkte Elemente</text:h>
      <text:p text:style-name="Text_20_body"><text:span text:style-name="Standardtext">Direkte Elemente werden immer dann eingesetzt, wenn die Inhalte direkt beim Element hinterlegt werden können. Dies ist beispielsweise bei Überschriften oder Absätzen der Fall. Als kleine Grafik könnte man das so darstellen:</text:span></text:p>
      <text:p text:style-name="Text_20_body"><draw:frame draw:style-name="fr1" draw:name="Rahmen7" text:anchor-type="paragraph" svg:x="0cm" svg:y="0.623cm" svg:width="16.949cm" draw:z-index="39"><draw:text-box fo:min-height="4.048cm"><text:p text:style-name="Illustration"><draw:g text:anchor-type="paragraph" draw:z-index="40" draw:style-name="gr12"><draw:rect draw:style-name="gr13" draw:text-style-name="P30" svg:width="3.051cm" svg:height="2.722cm" svg:x="0cm" svg:y="0.071cm"><text:p text:style-name="P29"><text:span text:style-name="T20">Portal</text:span></text:p></draw:rect><draw:rect draw:style-name="gr13" draw:text-style-name="P30" svg:width="3.71cm" svg:height="1.191cm" svg:x="5.662cm" svg:y="0.838cm"><text:p text:style-name="P29"><text:span text:style-name="T20">Element</text:span></text:p></draw:rect><draw:rect draw:style-name="gr13" draw:text-style-name="P30" svg:width="4.504cm" svg:height="2.865cm" svg:x="12.444cm" svg:y="0cm"><text:p text:style-name="P29"><text:span text:style-name="T20">Content (Text)</text:span></text:p></draw:rect><draw:custom-shape draw:style-name="gr15" draw:text-style-name="P30" svg:width="2.615cm" svg:height="0.731cm" svg:x="3.05cm" svg:y="1.06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30" svg:width="2.943cm" svg:height="0.668cm" svg:x="9.416cm" svg:y="1.09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6" text:name="Illustration" text:formula="ooow:Illustration+1" style:num-format="1">7</text:sequence>: Direktes Element</text:p></draw:text-box></draw:frame><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Man erkennt: Wird das Portal aufgerufen, so lädt dieses das Element. Das Element kann dann sofort die zuvor hinterlegten Informationen an das Portal zurückgeben – es liefert den Content direkt.</text:span></text:p>
      <text:h text:style-name="Heading_20_3" text:outline-level="3">Vermittelnde Elemente</text:h>
      <text:p text:style-name="Text_20_body"><text:span text:style-name="Standardtext">Im Gegensatz zu direkten Elementen stellen vermittelnde Elemente lediglich eine Art Schnittstelle zu anderen Modulen dar. Das bedeutet: Der Inhalt wird in den jeweiligen Modulen hinterlegt und gepflegt. Das Element stellt dann lediglich ein Bindeglied zwischen Portal und Modul dar:</text:span></text:p>
      <text:p text:style-name="Text_20_body"><draw:frame draw:style-name="fr4" draw:name="Rahmen8" text:anchor-type="paragraph" svg:x="0.053cm" svg:y="0.243cm" svg:width="16.798cm" draw:z-index="41"><draw:text-box fo:min-height="2.861cm"><text:p text:style-name="Illustration"><draw:g text:anchor-type="paragraph" draw:z-index="42" draw:style-name="gr12"><draw:rect draw:style-name="gr13" draw:text-style-name="P30" svg:width="2.853cm" svg:height="2.403cm" svg:x="0cm" svg:y="0cm"><text:p text:style-name="P29"><text:span text:style-name="T20">Portal</text:span></text:p></draw:rect><draw:rect draw:style-name="gr13" draw:text-style-name="P30" svg:width="3.098cm" svg:height="0.964cm" svg:x="4.503cm" svg:y="0.72cm"><text:p text:style-name="P29"><text:span text:style-name="T20">Element</text:span></text:p></draw:rect><draw:rect draw:style-name="gr13" draw:text-style-name="P30" svg:width="3.022cm" svg:height="2.121cm" svg:x="9.382cm" svg:y="0.141cm"><text:p text:style-name="P29"><text:span text:style-name="T20">Modul</text:span></text:p></draw:rect><draw:rect draw:style-name="gr13" draw:text-style-name="P30" svg:width="2.685cm" svg:height="1.017cm" svg:x="14.111cm" svg:y="0.693cm"><text:p text:style-name="P29"><text:span text:style-name="T20">Content</text:span></text:p></draw:rect><draw:custom-shape draw:style-name="gr15" draw:text-style-name="P30" svg:width="1.652cm" svg:height="0.509cm" svg:x="2.852cm" svg:y="0.94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30" svg:width="1.782cm" svg:height="0.563cm" svg:x="7.62cm" svg:y="0.92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30" svg:width="1.71cm" svg:height="0.622cm" svg:x="12.404cm" svg:y="0.89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7" text:name="Illustration" text:formula="ooow:Illustration+1" style:num-format="1">8</text:sequence>: Vermittelndes Element</text:p></draw:text-box></draw:frame><text:span text:style-name="Standardtext"/></text:p>
      <text:p text:style-name="Text_20_body"><text:span text:style-name="Standardtext">Es wird also deutlich: Das Element fungiert lediglich in vermittelnder Rolle. </text:span></text:p>
      <text:p text:style-name="Text_20_body"><text:soft-page-break/><text:span text:style-name="Standardtext">Auch hier wird bei einem Aufruf des Portals das Element gebeten, den Inhalt zu liefern. Da dieses </text:span><text:span text:style-name="Standardtext">aber „nur“ auf ein Modul verweist, leitet das Element die Anfrage an das entsprechende Modul weiter. Das Modul kann nun eigenständig den zuvor hinterlegten Content laden und an das Element zurückgeben. Dieses leitet den Content dann an das Portal weiter, welches dann den Content in die Antwort auf die Anfrage einbettet.</text:span></text:p>
      <text:p text:style-name="Text_20_body"><text:span text:style-name="Standardtext"/></text:p>
      <text:p text:style-name="Text_20_body"><text:span text:style-name="Standardtext">Zusammenfassend:</text:span></text:p>
      <text:p text:style-name="Text_20_body"><text:span text:style-name="Standardtext">Ein Element wird immer dann benötigt, wenn Inhalt in die Seiten des Portal geschrieben werden soll. Soll hierbei einfacher Content wie Text dargestellt werden, so kommt ein direktes Element zum Einsatz, soll aber komplexerer Content wie eine Bildergalerie oder Zeit gesteuerte News dargestellt werden, so übergibt das Element die Anfrage an das entsprechende Modul und dient lediglich als vermittelndes Element.</text:span></text:p>
      <text:p text:style-name="Text_20_body"><text:span text:style-name="Standardtext"/></text:p>
      <text:h text:style-name="Heading_20_2" text:outline-level="2">Templates</text:h>
      <text:p text:style-name="Text_20_body"><text:span text:style-name="Standardtext">Bisher wurde von Elementen und Einbetten von Content gesprochen – aber wo soll das denn passieren? Genau da kommen die Templates ins Spiel!</text:span></text:p>
      <text:p text:style-name="Text_20_body"><text:span text:style-name="Standardtext">Was also ist ein Template? Templates werden in vielen System an vielen Stellen in vielen Formaten verwendet, deshalb sollen hier nur Templates in Kajona erläutert werden.</text:span></text:p>
      <text:p text:style-name="Text_20_body"><text:span text:style-name="Standardtext">Unter einem Template versteht man eine Art „Dokumentvorlage“. Diese liegt allen Seiten zu </text:span><text:span text:style-name="Standardtext">Grunde und bestimmt so deren Layout. So ist es möglich, das Layout in einer Datei zu definieren, und diese Datei allen Seiten zuzuweisen. Möchte man nun das Layout verändern, so muss lediglich eine einzige Datei verändert werden.</text:span></text:p>
      <text:p text:style-name="Text_20_body"><text:span text:style-name="Standardtext">Templates haben den Vorteil, dass durch die Verwendung von Templates die Inhalte strikt vom Layout getrennt werden. In den Templates stehen lediglich Platzhalter für Inhalte, die Inhalte </text:span><text:span text:style-name="Standardtext">befinden sich beispielsweise in der Datenbank. Bei einer Anfrage geht das System nun her und führt diese zu einer Seite zusammen:</text:span></text:p>
      <text:p text:style-name="Text_20_body"><draw:frame draw:style-name="fr4" draw:name="Rahmen9" text:anchor-type="paragraph" svg:x="0.173cm" svg:y="0.28cm" svg:width="16.538cm" draw:z-index="43"><draw:text-box fo:min-height="7.564cm"><text:p text:style-name="Illustration"><draw:g text:anchor-type="paragraph" draw:z-index="44" draw:style-name="gr12"><draw:custom-shape draw:style-name="gr24" draw:text-style-name="P30" xml:id="id33" draw:id="id33" svg:width="1.433cm" svg:height="1.354cm" svg:x="0.831cm" svg:y="0cm"><text:p text:style-name="P29"><text:span text:style-name="T20">Tex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4" draw:text-style-name="P30" xml:id="id31" draw:id="id31" svg:width="3.096cm" svg:height="2.862cm" svg:x="0cm" svg:y="4.283cm"><text:p text:style-name="P29"><text:span text:style-name="T20">Platzhalter</text:span></text:p><draw:enhanced-geometry svg:viewBox="0 0 21600 21600" draw:type="rectangle" draw:enhanced-path="M 0 0 L 21600 0 21600 21600 0 21600 0 0 Z N"/></draw:custom-shape><draw:custom-shape draw:style-name="gr24" draw:text-style-name="P30" xml:id="id32" draw:id="id32" svg:width="4.319cm" svg:height="2.149cm" svg:x="5.519cm" svg:y="1.986cm"><text:p text:style-name="P29"><text:span text:style-name="T20">Kajona</text:span></text:p><draw:enhanced-geometry svg:viewBox="0 0 21600 21600" draw:type="rectangle" draw:enhanced-path="M 0 0 L 21600 0 21600 21600 0 21600 0 0 Z N"/></draw:custom-shape><draw:custom-shape draw:style-name="gr15" draw:text-style-name="P24" xml:id="id34" draw:id="id34" svg:width="3.096cm" svg:height="2.864cm" svg:x="13.441cm" svg:y="1.628cm"><text:p/><draw:enhanced-geometry svg:viewBox="0 0 21600 21600" draw:type="rectangle" draw:enhanced-path="M 0 0 L 21600 0 21600 21600 0 21600 0 0 Z N"/></draw:custom-shape><draw:custom-shape draw:style-name="gr24" draw:text-style-name="P30" svg:width="1.433cm" svg:height="1.352cm" svg:x="14.342cm" svg:y="2.385cm"><text:p text:style-name="P29"><text:span text:style-name="T20">Tex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onnector draw:style-name="gr25" draw:text-style-name="P24" draw:type="line" svg:x1="3.096cm" svg:y1="5.713cm" svg:x2="5.519cm" svg:y2="3.06cm" draw:start-shape="id31" draw:end-shape="id32" svg:d="m3096 5713 2423-2653"><text:p/></draw:connector><draw:connector draw:style-name="gr25" draw:text-style-name="P24" draw:type="line" svg:x1="2.263cm" svg:y1="0.676cm" svg:x2="5.519cm" svg:y2="3.06cm" draw:start-shape="id33" draw:end-shape="id32" svg:d="m2263 676 3256 2384"><text:p/></draw:connector><draw:connector draw:style-name="gr25" draw:text-style-name="P24" draw:type="line" svg:x1="9.837cm" svg:y1="3.06cm" svg:x2="13.441cm" svg:y2="3.059cm" draw:start-shape="id32" draw:end-shape="id34" svg:d="m9837 3060 3604-1"><text:p/></draw:connector></draw:g></text:p><text:p text:style-name="Illustration">Abbildung <text:sequence text:ref-name="refIllustration8" text:name="Illustration" text:formula="ooow:Illustration+1" style:num-format="1">9</text:sequence>: Zusammenführen von Content und Template</text:p></draw:text-box></draw:frame><text:span text:style-name="Standardtext"/></text:p>
      <text:p text:style-name="Text_20_body"><text:span text:style-name="Standardtext"/></text:p>
      <text:h text:style-name="Heading_20_3" text:outline-level="3"><text:soft-page-break/>Platzhalter</text:h>
      <text:p text:style-name="Text_20_body"><text:span text:style-name="Standardtext">Platzhalter werden immer dann benötigt, wenn das System aktiv werden soll.</text:span></text:p>
      <text:p text:style-name="Text_20_body"><text:span text:style-name="Standardtext">Das bedeutet: Wenn in einem Template an einer bestimmten Stelle ein Text angezeigt werden soll, dann wird an dieser Stelle ein Platzhalter eingefügt. Dieser wird von Kajona ausgewertet und dann je nach Element mit hinterlegtem Content befüllt.</text:span></text:p>
      <text:p text:style-name="Text_20_body"><text:span text:style-name="Standardtext">Diese Platzhalter haben in Kajona eine fest definierte Syntax. Diese soll an einem Beispiel erklärt werden:</text:span></text:p>
      <text:p text:style-name="Text_20_body"><text:span text:style-name="Standardtext">%%einleitung_paragraph%%</text:span></text:p>
      <text:p text:style-name="Text_20_body"><text:span text:style-name="Standardtext">Als allererstes wird ersichtlich, dass Platzhalter von zwei Prozentzeichen umrahmt werden: %% leitet den Platzhalter ein und beendet diesen auch wieder. So werden Nebeneffekte mit normalem Text vermieden.</text:span></text:p>
      <text:p text:style-name="Text_20_body"><text:span text:style-name="Standardtext">Als zweites fällt ein Art „Zweiteilung“ des Platzhalters auf: Ein Unterstrich trennt den Platzhalter in zwei Bereiche. </text:span></text:p>
      <text:p text:style-name="Text_20_body"><text:span text:style-name="Standardtext">Vor dem Unterstrich befindet sich der Titel des Platzhalters. Dieser dient nur dem Benutzer, um die Stelle im Template sinnvoll zu benennen. Im Admin-Bereich wird dieser Titel als Platzhalter mit ausgegeben, so weiß man beim Bearbeiten einer Seite schnell, um welche Stelle es denn überhaupt geht.</text:span></text:p>
      <text:p text:style-name="Text_20_body"><text:span text:style-name="Standardtext">Zum anderen folgt nach dem Unterstrich das Element an sich.</text:span></text:p>
      <text:p text:style-name="Text_20_body"><text:span text:style-name="Standardtext">In Kajona können beliebig viele Seitenelemente hinterlegt werden, die alle einen Titel bekommen. In diesem Beispiel würde es sich also um einen Absatz (ein Absatzelement) handeln.</text:span></text:p>
      <text:p text:style-name="Text_20_body"><text:span text:style-name="Standardtext">So weiß Kajona sofort, welches Element geladen werden muss, wenn die Seite in der Administration oder im Portal aufgerufen wird.</text:span></text:p>
      <text:p text:style-name="Text_20_body"><text:span text:style-name="Standardtext">Sollen an einem Platzhalter verschiedenen Seitenelemente möglich sein, so lassen sich diese durch ein Pipe-Symbol voneinander trennen:</text:span></text:p>
      <text:p text:style-name="Text_20_body"><text:span text:style-name="Standardtext">%%einleitung_paragraph|image%%</text:span></text:p>
      <text:p text:style-name="Text_20_body"><text:span text:style-name="Standardtext">So können an diesem Platzhalter Bilder und Absätze angelegt werden, welche dann zueinander sortiert werden können.</text:span></text:p>
      <text:p text:style-name="Text_20_body"><text:span text:style-name="Standardtext">Werden Platzhalter zu einem späteren Zeitpunkt erweitert, so muss das System darüber benachrichtigt werden. Dies erfolgt in der Seitenverwaltung mit Hilfe der Aktion „Platzhalter anpassen“.</text:span></text:p>
      <text:p text:style-name="Text_20_body"><text:span text:style-name="Standardtext"><text:span text:style-name="T2">Anmerkung</text:span></text:span><text:span text:style-name="Standardtext">: Wird im Platzhalter der Name eines Elements verwendet welches nicht installiert ist, so wird der Platzhalter im Admin-Bereich ausgeblendet!</text:span></text:p>
      <text:h text:style-name="Heading_20_3" text:outline-level="3">Seitentemplates</text:h>
      <text:p text:style-name="Text_20_body"><text:span text:style-name="Standardtext">Seitentemplates sind die zentralen Templates, um die es in Kajona geht. Diese bestimmen das „grobe“ Layout des Portals. An sich sind Seitentemplates zu Beginn nichts anderes als normale HTML-Seiten, jedoch anstatt als *.html Dateien gespeichert, bekommen Templates in Kajona die Endung *.tpl.</text:span></text:p>
      <text:p text:style-name="Text_20_body"><text:span text:style-name="Standardtext">Ein weiterer Unterschied zu normalen HTML-Seiten zeigt sich im Inhalt. Bei herkömmlichen Seiten würde man seinen Content einfach an die gewünschte Stelle im HTML-Baum schreiben. Bei Templates hingegen wird lediglich ein Platzhalter hinterlegt.</text:span></text:p>
      <text:p text:style-name="Text_20_body"><text:span text:style-name="Standardtext">Merke: Anstatt des Contents wird einfach ein Platzhalter an die Stelle im HTML-Layout geschrieben. Der Content selber wird später über die Administration eingepflegt und verwaltet.</text:span></text:p>
      <text:p text:style-name="Text_20_body"><text:span text:style-name="Standardtext">Ein Seitentemplate könnte so aussehen:</text:span></text:p>
      <text:p text:style-name="Text_20_body"><text:span text:style-name="Standardtext"/></text:p>
      <text:p text:style-name="P4"><text:soft-page-break/><text:span text:style-name="Standardtext"><text:span text:style-name="T1">&lt;html&gt;</text:span></text:span></text:p>
      <text:p text:style-name="P2"><text:tab/><text:span text:style-name="T3">&lt;head&gt;[...]&lt;/head&gt;</text:span></text:p>
      <text:p text:style-name="P2"><text:tab/><text:span text:style-name="T3">&lt;body&gt;</text:span></text:p>
      <text:p text:style-name="P2"><text:tab/><text:span text:style-name="T3"> <text:s text:c="3"/>[...]</text:span></text:p>
      <text:p text:style-name="P2"><text:tab/><text:tab/><text:span text:style-name="T3">&lt;div&gt;</text:span></text:p>
      <text:p text:style-name="P2"><text:tab/><text:tab/><text:tab/><text:span text:style-name="T3">%%headline_row%%</text:span></text:p>
      <text:p text:style-name="P2"><text:tab/><text:tab/><text:tab/><text:span text:style-name="T3">&lt;hr /&gt;</text:span></text:p>
      <text:p text:style-name="P2"><text:tab/><text:tab/><text:tab/><text:span text:style-name="T3">%%content_paragraph%%</text:span></text:p>
      <text:p text:style-name="P2"><text:tab/><text:tab/><text:tab/><text:span text:style-name="T3">%%intro_image%%</text:span></text:p>
      <text:p text:style-name="P2"><text:tab/><text:tab/><text:span text:style-name="T3">&lt;/div&gt;</text:span></text:p>
      <text:p text:style-name="P2"><text:tab/><text:span text:style-name="T3"> <text:s text:c="3"/>[...]</text:span></text:p>
      <text:p text:style-name="P2"><text:tab/><text:span text:style-name="T3">&lt;/body&gt;</text:span></text:p>
      <text:p text:style-name="P3">&lt;/html&gt;</text:p>
      <text:p text:style-name="Text_20_body"><text:span text:style-name="Standardtext"/></text:p>
      <text:h text:style-name="Heading_20_3" text:outline-level="3">Elementtemplates</text:h>
      <text:p text:style-name="Text_20_body"><text:span text:style-name="Standardtext">Elementtemplates stellen eine Eigenheit von Kajona dar, die das System enorm flexibel macht. Hat man nun im Seitentemplate einen Platzhalter hinterlegt und im Admin-Bereich bereits Content für </text:span><text:span text:style-name="Standardtext">den entsprechenden Platzhalter hinterlegt, so wird dieser ab sofort bei einem Aufruf des Portals dargestellt. Um auch diesen Content layouttechnisch anzupassen, gibt es Elementtemplates, die zwischen Seitentemplates und Content geschaltet werden:</text:span></text:p>
      <text:p text:style-name="Text_20_body"><draw:frame draw:style-name="fr3" draw:name="Rahmen10" text:anchor-type="paragraph" svg:x="0.863cm" svg:y="0.282cm" svg:width="14.206cm" draw:z-index="45"><draw:text-box fo:min-height="4.034cm"><text:p text:style-name="Illustration"><draw:g text:anchor-type="paragraph" draw:z-index="46" draw:style-name="gr12"><draw:rect draw:style-name="gr27" draw:text-style-name="P38" svg:width="3.096cm" svg:height="0.84cm" svg:x="0cm" svg:y="0cm"><text:p text:style-name="P37"><text:span text:style-name="T24">Seitentemplate</text:span></text:p></draw:rect><draw:rect draw:style-name="gr27" draw:text-style-name="P38" svg:width="3.342cm" svg:height="0.888cm" svg:x="6.696cm" svg:y="0.032cm"><text:p text:style-name="P37"><text:span text:style-name="T24">Elementtemplate</text:span></text:p></draw:rect><draw:rect draw:style-name="gr27" draw:text-style-name="P38" svg:width="3.04cm" svg:height="0.902cm" svg:x="11.165cm" svg:y="2.399cm"><text:p text:style-name="P37"><text:span text:style-name="T24">Content</text:span></text:p></draw:rect><draw:rect draw:style-name="gr27" draw:text-style-name="P38" svg:width="3.379cm" svg:height="0.964cm" svg:x="6.401cm" svg:y="2.26cm"><text:p text:style-name="P37"><text:span text:style-name="T24">Element</text:span></text:p></draw:rect><draw:rect draw:style-name="gr27" draw:text-style-name="P38" svg:width="3.04cm" svg:height="1.126cm" svg:x="0.093cm" svg:y="1.847cm"><text:p text:style-name="P37"><text:span text:style-name="T24">Portal</text:span></text:p></draw:rect><draw:custom-shape draw:style-name="gr28" draw:text-style-name="P37" svg:width="3.269cm" svg:height="0.451cm" svg:x="3.133cm" svg:y="2.275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8" draw:text-style-name="P37" svg:width="1.387cm" svg:height="0.339cm" svg:x="9.779cm" svg:y="2.52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8" draw:text-style-name="P37" svg:width="0.77cm" svg:height="0.897cm" svg:x="1.157cm" svg:y="0.84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8" draw:text-style-name="P37" svg:width="0.396cm" svg:height="1.292cm" svg:x="8.174cm" svg:y="0.919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9" text:name="Illustration" text:formula="ooow:Illustration+1" style:num-format="1">10</text:sequence>: Zusammenführen der Templates zu einer Seite</text:p></draw:text-box></draw:frame><text:span text:style-name="Standardtext"/></text:p>
      <text:p text:style-name="Text_20_body"><text:span text:style-name="Standardtext"/></text:p>
      <text:p text:style-name="Text_20_body"><text:span text:style-name="Standardtext">In Kajona 2.0 wurden Elementtemplates auch Modultemplates genannt, da dies aber schnell zu Missverständnissen führen kann, soll diese Bezeichnung nun aus Kajona verschwinden.</text:span></text:p>
      <text:p text:style-name="Text_20_body"><text:span text:style-name="Standardtext">Elementtemplates haben außerdem die Eigenheit, kein reguläres HTML-Dokument darzustellen, sondern lediglich einen Ausschnitt aus einem HTML-Dokument (Code-Snippet). Diese Abschnitte werden mit zuvor definierten Abschnitt-Tags eingeleitet. Ein häufiges Tag für listen ist das &lt;list&gt;&lt;/list&gt; Tag. Der Inhalt dieses Tags steuert dann, wie die Liste später aussehen soll.</text:span></text:p>
      <text:p text:style-name="Text_20_body"><text:span text:style-name="Standardtext"/></text:p>
      <text:p text:style-name="Text_20_body"><text:span text:style-name="Standardtext">Ein Elementtemplate könnte so aussehen:</text:span></text:p>
      <text:p text:style-name="P4"><text:span text:style-name="Standardtext"><text:span text:style-name="T1">&lt;list&gt;</text:span></text:span></text:p>
      <text:p text:style-name="P2"><text:tab/><text:span text:style-name="T3">Downloads: &lt;br /&gt;</text:span></text:p>
      <text:p text:style-name="P2"><text:tab/><text:span text:style-name="T3">%%rows%%</text:span></text:p>
      <text:p text:style-name="P3">&lt;/list&gt;</text:p>
      <text:p text:style-name="P2"/>
      <text:p text:style-name="P3">&lt;list_row&gt;</text:p>
      <text:p text:style-name="P2"><text:tab/><text:span text:style-name="T3">&amp;middot; %%filename%% &amp;nbsp; &amp;nbsp; %%dllink%%</text:span></text:p>
      <text:p text:style-name="P3">&lt;/list_row&gt;</text:p>
      <text:p text:style-name="Text_20_body"><text:span text:style-name="Standardtext"/></text:p>
      <text:p text:style-name="Text_20_body"><text:soft-page-break/><text:span text:style-name="Standardtext">Wenn das System nun die Seite erzeugt, dann werden die Inhalte in die Templates geschrieben, </text:span><text:span text:style-name="Standardtext">und diese nacheinander zusammengebaut. Ein Ablauf könnte folgendem Schema entsprechen:</text:span></text:p>
      <text:p text:style-name="Text_20_body"><text:span text:style-name="Standardtext"/></text:p>
      <text:p text:style-name="Text_20_body"><draw:g text:anchor-type="paragraph" draw:z-index="25" draw:style-name="gr5"><draw:frame draw:style-name="gr6" draw:text-style-name="P25" svg:width="6.485cm" svg:height="6.418cm" svg:x="0.358cm" svg:y="-0.078cm"><draw:text-box><text:p text:style-name="P22"><text:span text:style-name="T16">&lt;html&gt;</text:span></text:p><text:p text:style-name="P22"><text:span text:style-name="T16"><text:tab/></text:span><text:span text:style-name="T16">&lt;head&gt;[...]&lt;/head&gt;</text:span></text:p><text:p text:style-name="P22"><text:span text:style-name="T16"><text:tab/></text:span><text:span text:style-name="T16">&lt;body&gt;</text:span></text:p><text:p text:style-name="P22"><text:span text:style-name="T16"><text:tab/></text:span><text:span text:style-name="T16"> <text:s text:c="3"/></text:span><text:span text:style-name="T16">[...]</text:span></text:p><text:p text:style-name="P22"><text:span text:style-name="T16"><text:tab/></text:span><text:span text:style-name="T16"><text:tab/></text:span><text:span text:style-name="T16">&lt;div&gt;</text:span></text:p><text:p text:style-name="P22"><text:span text:style-name="T16"><text:tab/></text:span><text:span text:style-name="T16"><text:tab/></text:span><text:span text:style-name="T16"><text:tab/></text:span><text:span text:style-name="T16">%%headline_zeile%%</text:span></text:p><text:p text:style-name="P22"><text:span text:style-name="T16"><text:tab/></text:span><text:span text:style-name="T16"><text:tab/></text:span><text:span text:style-name="T16"><text:tab/></text:span><text:span text:style-name="T16">&lt;hr /&gt;</text:span></text:p><text:p text:style-name="P22"><text:span text:style-name="T16"><text:tab/></text:span><text:span text:style-name="T16"><text:tab/></text:span><text:span text:style-name="T16"><text:tab/></text:span><text:span text:style-name="T16">%%content_absatz%%</text:span></text:p><text:p text:style-name="P22"><text:span text:style-name="T16"><text:tab/></text:span><text:span text:style-name="T16"><text:tab/></text:span><text:span text:style-name="T16"><text:tab/></text:span><text:span text:style-name="T16">%%intro_bild%%</text:span></text:p><text:p text:style-name="P22"><text:span text:style-name="T16"><text:tab/></text:span><text:span text:style-name="T16"><text:tab/></text:span><text:span text:style-name="T16">&lt;/div&gt;</text:span></text:p><text:p text:style-name="P22"><text:span text:style-name="T16"><text:tab/></text:span><text:span text:style-name="T16"> <text:s text:c="3"/></text:span><text:span text:style-name="T16">[...]</text:span></text:p><text:p text:style-name="P22"><text:span text:style-name="T16"><text:tab/></text:span><text:span text:style-name="T16">&lt;/body&gt;</text:span></text:p><text:p text:style-name="P22"><text:span text:style-name="T16">&lt;/html&gt;</text:span></text:p></draw:text-box></draw:frame><draw:frame draw:style-name="gr7" draw:text-style-name="P25" svg:width="7.136cm" svg:height="1.486cm" svg:x="2.625cm" svg:y="5.845cm"><draw:text-box><text:p text:style-name="P22"><text:span text:style-name="T16">&lt;title&gt;</text:span></text:p><text:p text:style-name="P22"><text:span text:style-name="T16"><text:tab/></text:span><text:span text:style-name="T16">&lt;h1&gt;%%title%%&lt;/h1&gt;</text:span></text:p><text:p text:style-name="P22"><text:span text:style-name="T16">&lt;/title&gt;</text:span></text:p></draw:text-box></draw:frame><draw:frame draw:style-name="gr6" draw:text-style-name="P25" svg:width="7.792cm" svg:height="5.596cm" svg:x="8.606cm" svg:y="1.234cm"><draw:text-box><text:p text:style-name="P22"><text:span text:style-name="T16">&lt;html&gt;</text:span></text:p><text:p text:style-name="P22"><text:span text:style-name="T16"><text:tab/></text:span><text:span text:style-name="T16">&lt;head&gt;[...]&lt;/head&gt;</text:span></text:p><text:p text:style-name="P22"><text:span text:style-name="T16"><text:tab/></text:span><text:span text:style-name="T16">&lt;body&gt;</text:span></text:p><text:p text:style-name="P22"><text:span text:style-name="T16"><text:tab/></text:span><text:span text:style-name="T16"> <text:s text:c="3"/></text:span><text:span text:style-name="T16">[...]</text:span></text:p><text:p text:style-name="P22"><text:span text:style-name="T16"><text:tab/></text:span><text:span text:style-name="T16"><text:tab/></text:span><text:span text:style-name="T16">&lt;div&gt;</text:span></text:p><text:p text:style-name="P22"><text:span text:style-name="T16"><text:tab/></text:span><text:span text:style-name="T16"><text:tab/></text:span><text:span text:style-name="T16"><text:tab/></text:span><text:span text:style-name="T16">&lt;h1&gt;Willkommen!&lt;/h1&gt;</text:span></text:p><text:p text:style-name="P22"><text:span text:style-name="T16"><text:tab/></text:span><text:span text:style-name="T16"><text:tab/></text:span><text:span text:style-name="T16"><text:tab/></text:span><text:span text:style-name="T16">&lt;hr /&gt;</text:span></text:p><text:p text:style-name="P22"><text:span text:style-name="T16"><text:tab/></text:span><text:span text:style-name="T16"><text:tab/></text:span><text:span text:style-name="T16"><text:tab/></text:span><text:span text:style-name="T16">%%content_absatz%%</text:span></text:p><text:p text:style-name="P22"><text:span text:style-name="T16"><text:tab/></text:span><text:span text:style-name="T16"><text:tab/></text:span><text:span text:style-name="T16"><text:tab/></text:span><text:span text:style-name="T16">%%intro_bild%%</text:span></text:p><text:p text:style-name="P22"><text:span text:style-name="T16"><text:tab/></text:span><text:span text:style-name="T16"><text:tab/></text:span><text:span text:style-name="T16">&lt;/div&gt;</text:span></text:p><text:p text:style-name="P22"><text:span text:style-name="T16"><text:tab/></text:span><text:span text:style-name="T16"> <text:s text:c="3"/></text:span><text:span text:style-name="T16">[...]</text:span></text:p><text:p text:style-name="P22"><text:span text:style-name="T16"><text:tab/></text:span><text:span text:style-name="T16">&lt;/body&gt;</text:span></text:p><text:p text:style-name="P22"><text:span text:style-name="T16">&lt;/html&gt;</text:span></text:p></draw:text-box></draw:frame><draw:frame draw:style-name="gr8" draw:text-style-name="P26" svg:width="4.474cm" svg:height="0.664cm" svg:x="0.794cm" svg:y="8.02cm"><draw:text-box><text:p text:style-name="P22"><text:span text:style-name="T17">Willkommen!</text:span></text:p></draw:text-box></draw:frame><draw:line draw:style-name="gr9" draw:text-style-name="P24" svg:x1="2.685cm" svg:y1="7.997cm" svg:x2="5.146cm" svg:y2="6.648cm"><text:p/></draw:line><draw:line draw:style-name="gr9" draw:text-style-name="P24" svg:x1="6.387cm" svg:y1="6.248cm" svg:x2="8.65cm" svg:y2="3.586cm"><text:p/></draw:line><draw:line draw:style-name="gr9" draw:text-style-name="P24" svg:x1="5.606cm" svg:y1="1.33cm" svg:x2="8.631cm" svg:y2="3.092cm"><text:p/></draw:line></draw:g><text:span text:style-name="Standardtext"/></text:p>
      <text:h text:style-name="Heading_20_3" text:outline-level="3">Master-Seite &amp; Mastertemplate</text:h>
      <text:p text:style-name="Text_20_body"><text:span text:style-name="Standardtext">Die Masterseite ist eine Spezialseite im System. Diese trägt per Definition den Titel „master“ und </text:span><text:span text:style-name="Standardtext">kann auch nicht anders benannt werden.</text:span></text:p>
      <text:p text:style-name="Text_20_body"><text:span text:style-name="Standardtext">Was aber ist der Sinn der Masterseite? Betrachten wir noch einmal kurz die Element-Situation: Zuvor wurde von vermittelnden Elemente gesprochen, also Elementen, die zwischen einer Seite und einem Modul vermitteln. Nun kann es durchaus Module geben, die auf jeder Seite angezeigt werden sollen. Ein Kandidat hierfür wäre das Modul Navigationen. Macht Sinn, den man möchte dem Benutzer schließlich auf jeder Seite die Navigation anbieten. Eine mögliche (und bisher die einzige Art) dies zu erreichen wäre, auf jeder Seite ein vermittelndes Element anzulegen, um die Navigation einzubinden. Diese Variante ist natürlich unschön, des wir sind ja schließlich faul ;).</text:span></text:p>
      <text:p text:style-name="Text_20_body"><text:span text:style-name="Standardtext">Deshalb bietet Kajona für solche Fälle ein Special-Feature: Die Masterseite.</text:span></text:p>
      <text:p text:style-name="Text_20_body"><text:span text:style-name="Standardtext">Ein paar kurze Sätze zum Prinzip der Masterseite: Auf der Masterseite werden, wie auf allen anderen Seiten auch, Elemente angelegt. Diese Elemente der Masterseite können nun aber auf allen anderen Seiten mit angezeigt werden, ohne diese erneut anlegen zu müssen. Im Beispiel der Navigation bedeutet dies, dass man die Navigation nur auf der Masterseite anlegt, auf allen anderen Seiten wird die Navigation automatisch eingebunden. </text:span></text:p>
      <text:p text:style-name="Text_20_body"><text:span text:style-name="Standardtext">Wie man das erreicht soll der nächste Abschnitt zeigen.</text:span></text:p>
      <text:p text:style-name="Text_20_body"><text:span text:style-name="Standardtext">Ganz klar – eine Masterseite benötigt ein spezielles Template. Unterschied zu Seitentemplates: es besteht nicht aus einem HTML-Gerüst, sondern ist an sich erst mal komplett leer. In dieses leere Template werden dann alle Platzhalter geschrieben, für die globale Elemente angelegt werden. Da es sich um Master-Elemente handelt, haben diese eine spezielle Syntax, um sie von regulären Platzhaltern zu unterscheiden.</text:span></text:p>
      <text:p text:style-name="Text_20_body"><text:span text:style-name="Standardtext">Kurze Wiederholung eines normalen Platzhalters: %%portalnavigation_navigation%%. So würde der Platzhalter auf einer normalen Seite aussehen, um die Navigation einzubinden.</text:span></text:p>
      <text:p text:style-name="Text_20_body"><text:span text:style-name="Standardtext">Auf der Master-Seite jedoch haben Platzhalter per Konvention das Schema %</text:span><text:span text:style-name="Standardtext">%mastertitel_element%%. Es wird also die Zeichenkette „master“ vorne angestellt. Im Beispiel der </text:span><text:soft-page-break/><text:span text:style-name="Standardtext">Navigation würde der Platzhalter also lauten: %%masterportalnavigation_navigation%%.</text:span></text:p>
      <text:p text:style-name="Text_20_body"><text:span text:style-name="Standardtext">Diese Platzhalter können dann über den Admin-Bereich, wie alle andere Platzhalter auch, mit </text:span><text:span text:style-name="Standardtext">Content befüllt werden.</text:span></text:p>
      <text:p text:style-name="Text_20_body"><text:span text:style-name="Standardtext">Nun ist noch die Frage offen, wie denn nun die Elemente der Master-Seite auf die normale Seite kommen. Denn diese Verbindung besteht ja nicht automatisch.</text:span></text:p>
      <text:p text:style-name="Text_20_body"><text:span text:style-name="Standardtext">Dies lässt sich aber sehr sehr einfach erreichen: An die Stelle innerhalb des normalen Seitentemplates, an die ein Element der Masterseite eingefügt werden soll, wird ein weiterer Spezialplatzhalter eingefügt, analog nach dem Schema %%mastertitel_element%%. (Der aufmerksame Beobachter erkennt: Genau der gleiche Platzhalter wie im Mastertemplate :) ).</text:span></text:p>
      <text:p text:style-name="Text_20_body"><text:span text:style-name="Standardtext">In unserem Beispiel würde man also an die Stelle im Seitentemplate, an der die Navigation erscheinen soll, einen Platzhalter mit dem Titel %%masterportalnavigation_navigation%% einfügen. Und zack, bei einem Aufruf der Seite wird der Platzhalter automatisch mit dem identisch benannten Element der Masterseite befüllt.</text:span></text:p>
      <text:h text:style-name="Heading_20_3" text:outline-level="3">global_includes</text:h>
      <text:p text:style-name="Text_20_body"><text:span text:style-name="Standardtext">Mit der Masterseite haben wir nun eine Möglichkeit kennen gelernt, Elemente nur einmal anzulegen aber überall anzuzeigen. Doch damit nicht genug, Kajona bietet eine weitere Möglichkeit, schnell und einfach kleine Elemente überall anzuzeigen.</text:span></text:p>
      <text:p text:style-name="Text_20_body"><text:span text:style-name="Standardtext">Diese Möglichkeit sind globale Elemente. Warum aber eine weitere Möglichkeit, und wann benutzt </text:span><text:span text:style-name="Standardtext">man welche Methode, um Elemente überall anzuzeigen?</text:span></text:p>
      <text:p text:style-name="Text_20_body"><text:span text:style-name="Standardtext">Die Elemente der Masterseite haben einen Vor- und Nachteil: Es sind reguläre Seitenelement. Das bedeutet, bei der Erzeugung durch das Portal werden verschiedene Dinge im Hintergrund erledigt, </text:span><text:span text:style-name="Standardtext">dazu gehört die Überprüfung, ob das Element aktiv oder inaktiv ist, oder natürlich auch, ob die Rechte ausreichen, um das Element anzuzeigen. Dies kostet natürlich Laufzeit, denn das alles passiert ja nicht von alleine.</text:span></text:p>
      <text:p text:style-name="Text_20_body"><text:span text:style-name="Standardtext">Nun gibt es aber durchaus Elemente, bei denen man darauf verzichten kann, dass die oben genannten Punkte immer abgearbeitet werden. Ein Beispiel hierfür wäre das Anzeigen einer Copyright-Zeile: „(c) 2005-2006 by mir“. Diese Zeile kann man nun selbstverständlich einfach in die Templates schreiben, also in das HTML-Layout einbauen. Was passiert aber 2007? Genau, es müssen alle Templates bearbeitet werden, um die Zeile anzupassen. Das ist natürlich Arbeit, die uns Kajona abnehmen könnte. Und genau hierfür gibt es globale Elemente. <text:s/>Diese werden in der Datei „global_includes.php“ im Verzeichnis /portal hinterlegt und dann im Template eingebunden. In unserem Beispiel würden wir die Datei also einfach um Folgendes erweitern:</text:span></text:p>
      <text:p text:style-name="Text_20_body"><text:span text:style-name="Standardtext"><text:span text:style-name="T14">$arrGlobal["copyright"] = "&amp;copy; 2000 - 2009 kajona.de“;</text:span></text:span></text:p>
      <text:p text:style-name="Text_20_body"><text:span text:style-name="Standardtext"/></text:p>
      <text:p text:style-name="Text_20_body"><text:span text:style-name="Standardtext">In den Templates kann nun diese Zeile mit Hilfe des Platzhalters %%copyright%% eingefügt werden. Ist nun Silvester, und man möchte das Copyright anpassen, so muss lediglich diese eine Zeile in der Datei global_includes.php abgeändert werden, und schon erscheint auf allen Seiten das neue Copyright.</text:span></text:p>
      <text:p text:style-name="Text_20_body"><draw:g text:anchor-type="paragraph" draw:z-index="26" draw:style-name="gr5"><draw:frame draw:style-name="gr10" draw:text-style-name="P27" svg:width="11.191cm" svg:height="0.606cm" svg:x="2cm" svg:y="0.213cm"><draw:text-box><text:p text:style-name="P22"><text:span text:style-name="T18">$arrGlobal[''copyright''] = '' &amp;copy; 2000 - 2009 kajona.de '';</text:span><text:span text:style-name="T19"> </text:span></text:p></draw:text-box></draw:frame><draw:frame draw:style-name="gr11" draw:text-style-name="P28" svg:width="12.771cm" svg:height="2.511cm" svg:x="2.023cm" svg:y="2.026cm"><draw:text-box><text:p text:style-name="P22"><text:span text:style-name="T18">&lt;html&gt;</text:span></text:p><text:p text:style-name="P22"><text:span text:style-name="T18"><text:tab/></text:span><text:span text:style-name="T18"><text:tab/></text:span><text:span text:style-name="T18">[...]</text:span></text:p><text:p text:style-name="P22"><text:span text:style-name="T18"><text:tab/></text:span><text:span text:style-name="T18"><text:tab/></text:span><text:span text:style-name="T18">&lt;div class=''copyright''&gt;%%copyright%%&lt;/div&gt;</text:span></text:p><text:p text:style-name="P22"><text:span text:style-name="T18"><text:tab/></text:span><text:span text:style-name="T18">&lt;/body&gt;</text:span></text:p><text:p text:style-name="P22"><text:span text:style-name="T18">&lt;/html&gt;</text:span></text:p></draw:text-box></draw:frame><draw:line draw:style-name="gr9" draw:text-style-name="P24" svg:x1="7.713cm" svg:y1="1cm" svg:x2="10.426cm" svg:y2="3.178cm"><text:p/></draw:line></draw:g><text:span text:style-name="Standardtext"/></text:p>
      <text:h text:style-name="Heading_20_3" text:outline-level="3"><text:soft-page-break/><text:span text:style-name="Standardtext"><text:span text:style-name="T4">Internationalisierte Textausgaben (</text:span></text:span><text:span text:style-name="Standardtext"><text:span text:style-name="T5">i18n</text:span></text:span><text:span text:style-name="Standardtext"><text:span text:style-name="T4">)</text:span></text:span></text:h>
      <text:p text:style-name="Text_20_body"><text:span text:style-name="Standardtext"><text:span text:style-name="T6">In den Elementtemplates ist es über eine einfache Konvention möglich, Texte aus den internationalisierten Language-Dateien (Ordner „/lang/portal“) auszugeben.</text:span></text:span></text:p>
      <text:p text:style-name="Text_20_body"><text:span text:style-name="Standardtext"><text:span text:style-name="T6">Ein kleines Beispiel dazu:</text:span></text:span></text:p>
      <text:p text:style-name="Text_20_body"><text:span text:style-name="Standardtext"><text:span text:style-name="T1">%%lang_postacomment_write_new%%</text:span></text:span></text:p>
      <text:p text:style-name="Text_20_body"><text:span text:style-name="Standardtext"><text:span text:style-name="T6">im Template liest den Wert des Language-Keys „postacomment_write_new“ aus der entsprechenden Textdatei und fügt ihn in der Templateausgabe ein. In der Textdatei sieht die Zeile wie folgt aus:</text:span></text:span></text:p>
      <text:p text:style-name="P2">$lang["postacomment_write_new"] <text:s text:c="4"/>= "Write a comment";<text:line-break/></text:p>
      <text:p text:style-name="Text_20_body"><text:span text:style-name="Standardtext"><text:span text:style-name="T6">Damit diese automatisierte Befüllung des Platzhalters erfolgt, sollte die verwendete PHP-Portalklasse an dieser Stelle das Template mit dem Aufruf</text:span></text:span></text:p>
      <text:p text:style-name="Text_20_body"><text:span text:style-name="Standardtext"><text:span text:style-name="T12">$this-&gt;fillTemplate($arrTemplate, $strTemplateID);<text:line-break/></text:span></text:span></text:p>
      <text:p text:style-name="Text_20_body"><text:span text:style-name="Standardtext"><text:span text:style-name="T13">befüllen. Im Vergleich hierzu der alternative Aufruf:<text:line-break/></text:span></text:span><text:span text:style-name="Standardtext"><text:span text:style-name="T12"> <text:line-break/>$this-&gt;objTemplate-&gt;fillTemplate($arrTemplate, $strTemplateID).</text:span></text:span></text:p>
      <text:p text:style-name="Text_20_body"><text:span text:style-name="Standardtext"><text:span text:style-name="T12"/></text:span></text:p>
      <text:p text:style-name="Text_20_body"><text:span text:style-name="Standardtext"><text:span text:style-name="T6">Variante 1 ist der Standard-Fall, so dass bei bestehenden Klassen nichts weiter beachtet werden muss. Lediglich beim Anlegen neuer Klassen sollte dies beachtet werden.<text:line-break/>Aus technischer Sicht unterscheiden sich die Aufrufe anhand des Objekt-Kontextes. Variante 1 ruft eine Methode der Basis-Klasse, welche sich um das Befüllen der %%lang_ - Platzhalter kümmert. Variante 2 ruft eine Methode direkt auf der Instanz der Template-Verwaltung, was zu einem direkten Befüllen ohne Ersetzen der %%lang_ - Platzhalter führt.</text:span></text:span></text:p>
      <text:h text:style-name="Heading_20_2" text:outline-level="2"><text:span text:style-name="Standardtext"><text:span text:style-name="T4"/></text:span></text:h>
      <text:h text:style-name="Heading_20_2" text:outline-level="2"><text:span text:style-name="Standardtext"><text:span text:style-name="T4">Administration, Portalanfrage, Adminanfrage</text:span></text:span></text:h>
      <text:p text:style-name="Text_20_body"><text:span text:style-name="Standardtext"><text:span text:style-name="T6">Bisher wurde immer von der Administration oder dem Admin-Bereich geredet. Nun soll kurz darüber geredet werden, was sich dahinter überhaupt verbirgt.</text:span></text:span></text:p>
      <text:p text:style-name="Text_20_body"><text:span text:style-name="Standardtext"><text:span text:style-name="T6">Kajona ist strikt in zwei Bereiche unterteilt: Das Portal und die Administration. Bei der Erstellung und Planung von Kajona wurde großen Wert darauf gelegt, diese Bereiche nicht zu vermischen.</text:span></text:span></text:p>
      <text:p text:style-name="Text_20_body"><text:span text:style-name="Standardtext"><text:span text:style-name="T6">Das Portal tritt immer dann in Aktion, wenn ein Internetuser die Seite aufruft. Das Portal kümmert sich also darum, die Seiten zu generieren und an den Browser auszuliefern. Und das natürlich </text:span></text:span><text:span text:style-name="Standardtext"><text:span text:style-name="T6">möglichst schnell...</text:span></text:span></text:p>
      <text:p text:style-name="Text_20_body"><text:span text:style-name="Standardtext"><text:span text:style-name="T6">Die Administration hingegen funktioniert zwar auch über den Browser, dient aber nicht für den normalen Gast auf der Website, sondern den Autoren und Admins des Webauftritts. Mit der Administration oder dem Admin-Bereich können alle redaktionellen und administrativen Tätigkeiten ausgeführt werden, die im Leben einer Webseite auftreten. Dazu gehört das Anlegen, Bearbeiten oder Löschen von Seiten, das Hochladen von Dateien, Verwalten von Rechten und so weiter.</text:span></text:span></text:p>
      <text:p text:style-name="Text_20_body"><text:span text:style-name="Standardtext"><text:span text:style-name="T6">Um die Administration eines Kajona-Systems zu erreichen, genügt es im Browser die Adresse</text:span></text:span></text:p>
      <text:p text:style-name="Text_20_body">http://www.meine-domain.ab/admin/</text:p>
      <text:p text:style-name="Text_20_body"><text:span text:style-name="Standardtext"><text:span text:style-name="T6">einzugeben. Dann weiß Kajona sofort, dass nun die Administration und nicht das Portal zu laden ist.</text:span></text:span></text:p>
      <text:p text:style-name="Text_20_body"><text:span text:style-name="Standardtext"><text:span text:style-name="T6">Die Zugangsdaten nach der Installation des Systems befinden sich in der unten stehenden Doku </text:span></text:span><text:span text:style-name="Standardtext"><text:span text:style-name="T6">des User-/System-Moduls.</text:span></text:span></text:p>
      <text:h text:style-name="Heading_20_3" text:outline-level="3"><text:soft-page-break/><text:span text:style-name="Standardtext"><text:span text:style-name="T4">Portalanfrage</text:span></text:span></text:h>
      <text:p text:style-name="Text_20_body"><text:span text:style-name="Standardtext"><text:span text:style-name="T6">Der Vollständigkeit halber sei eine Anfrage an das Portal schematisch dargestellt:</text:span></text:span></text:p>
      <text:p text:style-name="Text_20_body"><draw:frame draw:style-name="fr3" draw:name="Rahmen11" text:anchor-type="paragraph" svg:x="0cm" svg:y="0.212cm" svg:width="16.91cm" draw:z-index="47"><draw:text-box fo:min-height="11.056cm"><text:p text:style-name="Illustration"><draw:g text:anchor-type="paragraph" draw:z-index="48" draw:style-name="gr12"><draw:rect draw:style-name="gr13" draw:text-style-name="P30" xml:id="id35" draw:id="id35" svg:width="2.407cm" svg:height="1.116cm" svg:x="0cm" svg:y="1.767cm"><text:p text:style-name="P29"><text:span text:style-name="T20">Request</text:span></text:p></draw:rect><draw:rect draw:style-name="gr13" draw:text-style-name="P30" xml:id="id40" draw:id="id40" svg:width="3.723cm" svg:height="1.116cm" svg:x="11.605cm" svg:y="4.276cm"><text:p text:style-name="P29"><text:span text:style-name="T20">Seitenelemente</text:span></text:p></draw:rect><draw:rect draw:style-name="gr13" draw:text-style-name="P30" xml:id="id36" draw:id="id36" svg:width="2.405cm" svg:height="1.116cm" svg:x="3.268cm" svg:y="1.767cm"><text:p text:style-name="P29"><text:span text:style-name="T20">Loader</text:span></text:p></draw:rect><draw:rect draw:style-name="gr13" draw:text-style-name="P30" xml:id="id37" draw:id="id37" svg:width="2.408cm" svg:height="1.116cm" svg:x="6.616cm" svg:y="1.767cm"><text:p text:style-name="P29"><text:span text:style-name="T20">Portal</text:span></text:p></draw:rect><draw:rect draw:style-name="gr29" draw:text-style-name="P30" xml:id="id45" draw:id="id45" svg:width="2.405cm" svg:height="1.116cm" svg:x="6.615cm" svg:y="9.596cm"><text:p text:style-name="P29"><text:span text:style-name="T20">Content</text:span></text:p></draw:rect><draw:rect draw:style-name="gr29" draw:text-style-name="P30" xml:id="id38" draw:id="id38" svg:width="2.407cm" svg:height="1.116cm" svg:x="10.079cm" svg:y="1.767cm"><text:p text:style-name="P29"><text:span text:style-name="T20">Seite</text:span></text:p></draw:rect><draw:rect draw:style-name="gr13" draw:text-style-name="P30" xml:id="id42" draw:id="id42" svg:width="4.072cm" svg:height="1.114cm" svg:x="5.777cm" svg:y="6.727cm"><text:p text:style-name="P29"><text:span text:style-name="T20">Direkte Elemente</text:span></text:p></draw:rect><draw:rect draw:style-name="gr13" draw:text-style-name="P30" xml:id="id43" draw:id="id43" svg:width="3.596cm" svg:height="1.114cm" svg:x="11.67cm" svg:y="6.727cm"><text:p text:style-name="P29"><text:span text:style-name="T20">Verm. Elemente</text:span></text:p></draw:rect><draw:rect draw:style-name="gr13" draw:text-style-name="P30" xml:id="id44" draw:id="id44" svg:width="2.407cm" svg:height="1.116cm" svg:x="12.264cm" svg:y="9.596cm"><text:p text:style-name="P29"><text:span text:style-name="T20">Modul</text:span></text:p></draw:rect><draw:rect draw:style-name="gr13" draw:text-style-name="P30" xml:id="id41" draw:id="id41" svg:width="3.874cm" svg:height="1.116cm" svg:x="5.874cm" svg:y="4.276cm"><text:p text:style-name="P29"><text:span text:style-name="T20">Masterseite</text:span></text:p></draw:rect><draw:rect draw:style-name="gr13" draw:text-style-name="P30" xml:id="id39" draw:id="id39" svg:width="3.525cm" svg:height="1.116cm" svg:x="13.384cm" svg:y="1.767cm"><text:p text:style-name="P29"><text:span text:style-name="T20">global_includes</text:span></text:p></draw:rect><draw:rect draw:style-name="gr13" draw:text-style-name="P30" xml:id="id46" draw:id="id46" svg:width="2.408cm" svg:height="1.114cm" svg:x="6.616cm" svg:y="0cm"><text:p text:style-name="P29"><text:span text:style-name="T20">Template</text:span></text:p></draw:rect><draw:connector draw:style-name="gr30" draw:text-style-name="P24" draw:type="line" svg:x1="2.406cm" svg:y1="2.325cm" svg:x2="3.268cm" svg:y2="2.325cm" draw:start-shape="id35" draw:end-shape="id36" svg:d="m2406 2325h862"><text:p/></draw:connector><draw:connector draw:style-name="gr30" draw:text-style-name="P24" draw:type="line" svg:x1="5.673cm" svg:y1="2.325cm" svg:x2="6.616cm" svg:y2="2.325cm" draw:start-shape="id36" draw:end-shape="id37" svg:d="m5673 2325h943"><text:p/></draw:connector><draw:connector draw:style-name="gr30" draw:text-style-name="P24" draw:type="line" svg:x1="9.024cm" svg:y1="2.325cm" svg:x2="10.079cm" svg:y2="2.325cm" draw:start-shape="id37" draw:start-glue-point="1" draw:end-shape="id38" svg:d="m9024 2325h1055"><text:p/></draw:connector><draw:connector draw:style-name="gr25" draw:text-style-name="P24" svg:x1="15.147cm" svg:y1="1.767cm" svg:x2="11.282cm" svg:y2="1.767cm" draw:start-shape="id39" draw:end-shape="id38" svg:d="m15147 1767v-550h-3865v550"><text:p/></draw:connector><draw:connector draw:style-name="gr30" draw:text-style-name="P24" draw:type="line" svg:x1="11.282cm" svg:y1="2.882cm" svg:x2="13.466cm" svg:y2="4.276cm" draw:start-shape="id38" draw:start-glue-point="2" draw:end-shape="id40" draw:end-glue-point="0" svg:d="m11282 2882 2184 1394"><text:p/></draw:connector><draw:connector draw:style-name="gr30" draw:text-style-name="P24" draw:type="line" svg:x1="7.819cm" svg:y1="2.882cm" svg:x2="7.811cm" svg:y2="4.276cm" draw:start-shape="id37" draw:end-shape="id41" svg:d="m7819 2882-8 1394"><text:p/></draw:connector><draw:connector draw:style-name="gr30" draw:text-style-name="P24" draw:type="line" svg:x1="11.605cm" svg:y1="4.833cm" svg:x2="9.848cm" svg:y2="7.283cm" draw:start-shape="id40" draw:end-shape="id42" svg:d="m11605 4833-1757 2450"><text:p/></draw:connector><draw:connector draw:style-name="gr30" draw:text-style-name="P24" draw:type="line" svg:x1="13.466cm" svg:y1="5.39cm" svg:x2="13.467cm" svg:y2="6.727cm" draw:start-shape="id40" draw:end-shape="id43" svg:d="m13466 5390 1 1337"><text:p/></draw:connector><draw:connector draw:style-name="gr30" draw:text-style-name="P24" draw:type="line" svg:x1="7.811cm" svg:y1="5.39cm" svg:x2="7.812cm" svg:y2="6.727cm" draw:start-shape="id41" draw:end-shape="id42" svg:d="m7811 5390 1 1337"><text:p/></draw:connector><draw:connector draw:style-name="gr30" draw:text-style-name="P24" draw:type="line" svg:x1="9.747cm" svg:y1="4.833cm" svg:x2="11.67cm" svg:y2="7.283cm" draw:start-shape="id41" draw:end-shape="id43" svg:d="m9747 4833 1923 2450"><text:p/></draw:connector><draw:connector draw:style-name="gr30" draw:text-style-name="P24" draw:type="line" svg:x1="13.467cm" svg:y1="7.84cm" svg:x2="13.467cm" svg:y2="9.596cm" draw:start-shape="id43" draw:start-glue-point="2" draw:end-shape="id44" svg:d="m13467 7840v1756"><text:p/></draw:connector><draw:connector draw:style-name="gr30" draw:text-style-name="P24" draw:type="line" svg:x1="12.264cm" svg:y1="10.153cm" svg:x2="9.019cm" svg:y2="10.153cm" draw:start-shape="id44" draw:end-shape="id45" draw:end-glue-point="1" svg:d="m12264 10153h-3245"><text:p/></draw:connector><draw:connector draw:style-name="gr30" draw:text-style-name="P24" draw:type="line" svg:x1="7.812cm" svg:y1="7.84cm" svg:x2="7.816cm" svg:y2="9.596cm" draw:start-shape="id42" draw:start-glue-point="2" draw:end-shape="id45" draw:end-glue-point="0" svg:d="m7812 7840 4 1756"><text:p/></draw:connector><draw:connector draw:style-name="gr25" draw:text-style-name="P24" draw:type="line" svg:x1="7.819cm" svg:y1="1.113cm" svg:x2="7.819cm" svg:y2="1.767cm" draw:start-shape="id46" draw:end-shape="id37" svg:d="m7819 1113v654"><text:p/></draw:connector></draw:g></text:p><text:p text:style-name="Illustration">Abbildung <text:sequence text:ref-name="refIllustration10" text:name="Illustration" text:formula="ooow:Illustration+1" style:num-format="1">11</text:sequence>: Eine Portalanfrage</text:p></draw:text-box></draw:frame><text:span text:style-name="Standardtext"><text:span text:style-name="T6"/></text:span></text:p>
      <text:h text:style-name="Heading_20_3" text:outline-level="3"><text:span text:style-name="Standardtext"><text:span text:style-name="T4">Adminanfrage</text:span></text:span></text:h>
      <text:p text:style-name="Text_20_body"><text:span text:style-name="Standardtext"><text:span text:style-name="T6">Der Vollständigkeit halber sei eine Anfrage an die Administration schematisch dargestellt:</text:span></text:span></text:p>
      <text:p text:style-name="Text_20_body"><draw:frame draw:style-name="fr3" draw:name="Rahmen12" text:anchor-type="paragraph" svg:x="0cm" svg:y="0.213cm" svg:width="16.374cm" draw:z-index="49"><draw:text-box fo:min-height="8.179cm"><text:p text:style-name="Illustration"><draw:g text:anchor-type="paragraph" draw:z-index="50" draw:style-name="gr31"><draw:rect draw:style-name="gr13" draw:text-style-name="P30" xml:id="id47" draw:id="id47" svg:width="2.446cm" svg:height="0.943cm" svg:x="0cm" svg:y="0.469cm"><text:p text:style-name="P29"><text:span text:style-name="T20">Request</text:span></text:p></draw:rect><draw:rect draw:style-name="gr13" draw:text-style-name="P30" xml:id="id48" draw:id="id48" svg:width="2.446cm" svg:height="0.943cm" svg:x="3.32cm" svg:y="0.469cm"><text:p text:style-name="P29"><text:span text:style-name="T20">Loader</text:span></text:p></draw:rect><draw:rect draw:style-name="gr13" draw:text-style-name="P30" xml:id="id49" draw:id="id49" svg:width="2.447cm" svg:height="0.943cm" svg:x="7.202cm" svg:y="0.469cm"><text:p text:style-name="P29"><text:span text:style-name="T20">Admin</text:span></text:p></draw:rect><draw:rect draw:style-name="gr13" draw:text-style-name="P30" xml:id="id50" draw:id="id50" svg:width="3.936cm" svg:height="0.944cm" svg:x="6.459cm" svg:y="2.688cm"><text:p text:style-name="P29"><text:span text:style-name="T20">Modul</text:span></text:p></draw:rect><draw:connector draw:style-name="gr30" draw:text-style-name="P24" draw:type="line" svg:x1="2.445cm" svg:y1="0.94cm" svg:x2="3.32cm" svg:y2="0.94cm" draw:start-shape="id47" draw:end-shape="id48" svg:d="m2445 940h875"><text:p/></draw:connector><draw:connector draw:style-name="gr30" draw:text-style-name="P24" draw:type="line" svg:x1="7.202cm" svg:y1="0.94cm" svg:x2="5.764cm" svg:y2="0.94cm" draw:start-shape="id49" draw:start-glue-point="3" draw:end-shape="id48" draw:end-glue-point="1" svg:d="m7202 940h-1438"><text:p/></draw:connector><draw:rect draw:style-name="gr13" draw:text-style-name="P30" xml:id="id51" draw:id="id51" svg:width="2.446cm" svg:height="0.944cm" svg:x="13.928cm" svg:y="1.037cm"><text:p text:style-name="P29"><text:span text:style-name="T20">Toolkit</text:span></text:p></draw:rect><draw:rect draw:style-name="gr13" draw:text-style-name="P30" xml:id="id52" draw:id="id52" svg:width="2.446cm" svg:height="0.944cm" svg:x="13.928cm" svg:y="4.339cm"><text:p text:style-name="P29"><text:span text:style-name="T20">Skins</text:span></text:p></draw:rect><draw:connector draw:style-name="gr30" draw:text-style-name="P24" svg:x1="10.395cm" svg:y1="3.159cm" svg:x2="13.928cm" svg:y2="1.508cm" draw:start-shape="id50" draw:end-shape="id51" svg:d="m10395 3159h1767v-1651h1766"><text:p/></draw:connector><draw:connector draw:style-name="gr30" draw:text-style-name="P24" svg:x1="15.15cm" svg:y1="4.339cm" svg:x2="15.15cm" svg:y2="1.981cm" draw:start-shape="id52" draw:end-shape="id51" svg:d="m15150 4339v-2358"><text:p/></draw:connector><draw:connector draw:style-name="gr30" draw:text-style-name="P24" svg:x1="10.395cm" svg:y1="3.159cm" svg:x2="13.928cm" svg:y2="4.81cm" draw:start-shape="id50" draw:start-glue-point="1" draw:end-shape="id52" svg:d="m10395 3159h1767v1651h1766"><text:p/></draw:connector><draw:rect draw:style-name="gr13" draw:text-style-name="P30" xml:id="id53" draw:id="id53" svg:width="3.936cm" svg:height="0.944cm" svg:x="6.459cm" svg:y="4.635cm"><text:p text:style-name="P29"><text:span text:style-name="T20">Model</text:span></text:p></draw:rect><draw:rect draw:style-name="gr13" draw:text-style-name="P30" xml:id="id54" draw:id="id54" svg:width="3.936cm" svg:height="0.943cm" svg:x="6.459cm" svg:y="6.584cm"><text:p text:style-name="P29"><text:span text:style-name="T20">Datenbank</text:span></text:p></draw:rect><draw:connector draw:style-name="gr30" draw:text-style-name="P24" svg:x1="8.426cm" svg:y1="3.632cm" svg:x2="8.426cm" svg:y2="4.636cm" draw:start-shape="id50" draw:start-glue-point="2" draw:end-shape="id53" draw:end-glue-point="0" svg:d="m8426 3632v1004"><text:p/></draw:connector><draw:connector draw:style-name="gr30" draw:text-style-name="P24" svg:x1="8.426cm" svg:y1="5.579cm" svg:x2="8.426cm" svg:y2="6.585cm" draw:start-shape="id53" draw:end-shape="id54" svg:d="m8426 5579v1006"><text:p/></draw:connector><draw:connector draw:style-name="gr30" draw:text-style-name="P24" svg:x1="8.424cm" svg:y1="1.411cm" svg:x2="8.426cm" svg:y2="2.688cm" draw:start-shape="id49" draw:start-glue-point="2" draw:end-shape="id50" draw:end-glue-point="0" svg:d="m8424 1411v639h2v638"><text:p/></draw:connector></draw:g>Abbildung <text:sequence text:ref-name="refIllustration11" text:name="Illustration" text:formula="ooow:Illustration+1" style:num-format="1">12</text:sequence>: Eine Anfrage an die Administration</text:p></draw:text-box></draw:frame><text:span text:style-name="Standardtext"><text:span text:style-name="T6"/></text:span></text:p>
      <text:h text:style-name="Heading_20_1" text:outline-level="1">Installation</text:h>
      <text:p text:style-name="Text_20_body"><text:span text:style-name="Standardtext">Nach diesen allgemeinen Worten zu Kajona geht es nun an das Interessante: Das Installieren eines Kajona Systems.</text:span></text:p>
      <text:p text:style-name="Text_20_body"><text:span text:style-name="Standardtext">Das funktioniert recht einfach: Herunter laden, hin-und-her-kopieren, installieren, fertig. ;)</text:span></text:p>
      <text:p text:style-name="Text_20_body"><text:span text:style-name="Standardtext">Doch Eins nach dem Anderen...</text:span></text:p>
      <text:h text:style-name="Heading_20_2" text:outline-level="2">Download</text:h>
      <text:p text:style-name="Text_20_body"><text:span text:style-name="Standardtext">Sollte dieser Schritt noch nicht passiert sein, so ist nun der richtig Zeitpunkt dafür, das System erst einmal herunterzuladen.</text:span></text:p>
      <text:p text:style-name="Text_20_body"><text:span text:style-name="Standardtext">Die aktuellste Version des Systems befindet sich immer auf http://www.kajona.de.</text:span></text:p>
      <text:p text:style-name="Text_20_body"><text:span text:style-name="Standardtext">Dort gibt es einen Download-Bereich, in dem alle offiziellen Module zum Download angeboten werden.</text:span></text:p>
      <text:p text:style-name="Text_20_body"><text:span text:style-name="Standardtext">Da Kajona ein schlankes CMS sein soll, können die Module neben einem All-in-one-Paket auch je nach Bedarf einzeln heruntergeladen und dann später installiert werden. Keine Angst: Bemerkt man später, dass man die Bildergalerie ja doch gebraucht hätte, so lässt sich diese auch später noch problemlos in das System installieren.</text:span></text:p>
      <text:p text:style-name="Text_20_body"><text:span text:style-name="Standardtext">Einzig die Versionen könnten (!) hier zum Problem werden – am besten kurz im Forum nachfragen, ob ein Update des Systems notwendig wird </text:span><text:span text:style-name="Standardtext">(und selbst das ist in den meisten Fällen kein Problem)</text:span><text:span text:style-name="Standardtext">, oder nicht.</text:span></text:p>
      <text:p text:style-name="Text_20_body"><text:span text:style-name="Standardtext">Sind also alle Module heruntergeladen und entpackt, müssen diese in einen gemeinsamen Ordner kopiert werden. Dabei kann der Dateimanager des Systems unter Umständen nachfragen, ob vorhandenen Dateien ersetzt werden sollen. Diese Frage einfach bejahen – es werden nur Ordner, aber keine Dateien ersetzt. Hat man alle Module in einen Ordner kopiert, könnte die Dateistruktur so aussehen:</text:span></text:p>
      <text:p text:style-name="Text_20_body"><draw:frame draw:style-name="fr5" draw:name="Rahmen13" text:anchor-type="paragraph" svg:x="3.838cm" svg:y="0.418cm" svg:width="9.32cm" draw:z-index="51"><draw:text-box fo:min-height="7.699cm"><text:p text:style-name="Illustration"><draw:frame draw:style-name="fr6" draw:name="Grafik1" text:anchor-type="paragraph" svg:x="0.004cm" svg:y="0.002cm" svg:width="9.32cm" style:rel-width="100%" svg:height="7.699cm" style:rel-height="scale" draw:z-index="52"><draw:image xlink:href="Pictures/100000000000015B0000012265632D07.png" xlink:type="simple" xlink:show="embed" xlink:actuate="onLoad"/></draw:frame>Abbildung <text:sequence text:ref-name="refIllustration12" text:name="Illustration" text:formula="ooow:Illustration+1" style:num-format="1">13</text:sequence>: Dateistruktur nach dem Download und Kopieren</text:p></draw:text-box></draw:frame><text:span text:style-name="Standardtext"/></text:p>
      <text:p text:style-name="Text_20_body"><text:span text:style-name="Standardtext">Nun geht es an das eigentliche Installieren des Systems.</text:span></text:p>
      <text:p text:style-name="Text_20_body"><text:soft-page-break/><text:span text:style-name="Standardtext">Sollte man das System auf einem entfernten Server installieren wollen, dann können die Dateien nun per FTP, SSH oder was auch immer übertragen werden.</text:span></text:p>
      <text:p text:style-name="Text_20_body"><text:span text:style-name="Standardtext">Danach kann der Installer des Systems über die URL</text:span></text:p>
      <text:p text:style-name="Text_20_body">http://www.meine-domain.ab/installer/</text:p>
      <text:p text:style-name="Text_20_body"><text:span text:style-name="Standardtext">aufgerufen werden.</text:span></text:p>
      <text:p text:style-name="Text_20_body"><text:span text:style-name="Standardtext">Der Installer leitet schrittweise durch die Installation, so dass man an sich fast nichts falsch machen kann.</text:span></text:p>
      <text:p text:style-name="Text_20_body"><text:span text:style-name="Standardtext">Im ersten Schritt werden die Schreibrechte und PHP-Module überprüft, die Kajona benötigt. Sollten hier einzelne Punkte rot markiert werden, sollte hier gegebenenfalls Abhilfe geschafft werden. Sind alle Punkte grün, dann kann es mit dem nächsten Schritt weiter gehen – dem Erfassen der Datenbankeinstellungen. Hierfür gibt es nun zwei Wege zur Konfiguration.</text:span></text:p>
      <text:h text:style-name="Heading_20_2" text:outline-level="2">DB- Konfiguration</text:h>
      <text:p text:style-name="Text_20_body"><text:span text:style-name="Standardtext">Damit das System funktionsfähig wird, muss es die Zugangsdaten zur Datenbank kennen. Diese sollte übrigens im Vorfeld bereits angelegt worden sein. Bei Webhosting-Pakten lässt sich dies oft über eine Admin-Oberfläche des Providers erledigen.</text:span></text:p>
      <text:p text:style-name="Text_20_body"><text:span text:style-name="Standardtext"/></text:p>
      <text:p text:style-name="Text_20_body"><text:span text:style-name="Standardtext">Um die Config-Datei (/system/config/config.php) zu bearbeiten, gibt es zwei Wege. Zum einen kann man die Datei von Hand editieren, womit man mehr Flexibilität und genauere Einstellungen erhält.</text:span></text:p>
      <text:p text:style-name="Text_20_body"><text:span text:style-name="Standardtext">Seit Kajona 2.1 gibt es aber auch einen Wizard, der die benötigten Werte in die Config-Datei schreibt.</text:span></text:p>
      <text:h text:style-name="Heading_20_3" text:outline-level="3"><text:span text:style-name="Standardtext"><text:span text:style-name="T4">Wizard-Basierte Anpassung</text:span></text:span></text:h>
      <text:p text:style-name="Text_20_body"><text:span text:style-name="Standardtext"><text:span text:style-name="T6">Führt man die Installation regulär mit Hilfe des Installers durch, so erscheint nun ein Formular zum Erfassen der Datenbankeinstellungen. </text:span></text:span></text:p>
      <text:p text:style-name="Text_20_body"><text:span text:style-name="Standardtext">Wie der Installer schon besagt, muss der Webserver auf die config.php-Datei Schreibrechte besitzen, um die eingegebenen Werte in die Datei schreiben zu können. Diese Datei befindet sich im Ordner /system/config. Nach der erfolgreichen Installation sollten die Rechte wieder zurückgesetzt werden.</text:span></text:p>
      <text:p text:style-name="Text_20_body"><text:span text:style-name="Standardtext">Die Rechte einer Datei können mit jedem gängigen FTP-Programm gesetzt werden (Hinweis: chmod 0777).</text:span></text:p>
      <text:p text:style-name="Text_20_body"><text:span text:style-name="Standardtext">Stimmen die Rechte, können die Werte gesetzt werden. Die meisten sind selbsterklärend, ein Hinweis zum Präfix: Dieses wird jeder Tabelle vorne angestellt, so ist es möglich in einer Datenbank ohne Konflikte verschiedenen System zu installieren.</text:span></text:p>
      <text:p text:style-name="Text_20_body"><text:span text:style-name="Standardtext">Vielleicht noch eine kleine Bemerkung zum DB-Driver, also dem Datenbank-Treiber. Momentan kann man hier zwischen mysql und mysqli auswählen. Der Unterschied zwischen beiden ist nicht all zu leicht erklären. Historisch gesehen ist mysql der ältere, und mysqli der neuere Treiber, um das System mit einer MySQL-Datenbank zu verwenden. Die Kajona-Treiber verwenden hierfür die Schnittstellen, die der Webserver und somit PHP zur Verfügung stellen, in PHP werden diese Module ebenfalls mysql und mysqli genannt. Welcher Treiber zu verwenden ist, hängt also von der Konfiguration des Webservers ab. Ob der Webserver mysql oder mysqli unterstützt, erfährt man entweder beim Betreiber des Webservers, oder über die phpinfo()-Funktion.</text:span></text:p>
      <text:p text:style-name="Text_20_body"><text:span text:style-name="Standardtext">Wurden die Werte erfolgreich in die Datei geschrieben, zeigt der Installer automatisch die einzelnen Module an, die Installiert werden können. </text:span></text:p>
      <text:p text:style-name="Text_20_body"><text:span text:style-name="Standardtext"><text:span text:style-name="T7">Hinweis</text:span></text:span><text:span text:style-name="Standardtext"><text:span text:style-name="T6">: Sollte es notwendig sein, leere Werte zu vergeben, beispielsweise für das </text:span></text:span><text:span text:style-name="Standardtext"><text:span text:style-name="T6">Datenbankpasswort, so muss dies von Hand in die Konfigurationsdatei eingetragen werden. Von </text:span></text:span><text:soft-page-break/><text:span text:style-name="Standardtext"><text:span text:style-name="T6">leeren Werten wird aber aus Sicherheitsgründen unbedingt abgeraten!</text:span></text:span></text:p>
      <text:h text:style-name="Heading_20_3" text:outline-level="3"><text:span text:style-name="Standardtext"><text:span text:style-name="T4">Old-Style Anpassung ohne Wizard</text:span></text:span></text:h>
      <text:p text:style-name="Text_20_body"><text:span text:style-name="Standardtext">Für alle Freunde der Config-Dateien, können die Datenbankeinstellungen für Kajona selbstverständlich auch ohne Wizard angepasst werden.</text:span></text:p>
      <text:p text:style-name="Text_20_body"><text:span text:style-name="Standardtext">Hierfür muss die Datei config.php im Ordner /system/config geöffnet und bearbeitet werden.</text:span></text:p>
      <text:p text:style-name="Text_20_body"><text:span text:style-name="Standardtext">In der Config-Datei können in verschiedenen Abschnitten beliebige viele Server hinterlegt werden. Dies hat den Vorteil, das man das System lokal und auf dem Webserver installieren kann, ohne bei einem Upload oder Download des Systems die Einstellungen erneut anpassen zu müssen.</text:span></text:p>
      <text:p text:style-name="Text_20_body"><text:span text:style-name="Standardtext">Wichtig ist lediglich, dass der spätere Live-Server den default-Abschnitt bekommt, um unerwünschte Effekte zu vermeiden. Außerdem müssen die vorhandenen Platzhalter im Defaultabschnitt gegebenenfalls durch Leer-Strings ersetzt werden, anderenfalls beschwert sich der Installer (und zwar zurecht :) ) über fehlende Werte in der Konfiguration.</text:span></text:p>
      <text:p text:style-name="Text_20_body"><text:span text:style-name="Standardtext">Am Ende der Datei können zusätzlich weitere Debug-Optionen ein oder ausgeschaltet werden, die im Falle von Fehlern bei der Suche nach der Ursache helfen können.</text:span></text:p>
      <text:p text:style-name="Text_20_body"><text:span text:style-name="Standardtext">Sind die Werte für die Datenbank eingetragen, so kann auch hier mit der eigentlichen Installation des Systems fortgefahren werden. Hierfür muss im Webbrowser erneut der Installer aufgerufen werden.</text:span></text:p>
      <text:p text:style-name="Text_20_body"><text:span text:style-name="Standardtext"/></text:p>
      <text:p text:style-name="Text_20_body"><text:span text:style-name="Standardtext"/></text:p>
      <text:p text:style-name="Text_20_body"><text:span text:style-name="Standardtext">Im nächsten Schritt wird der Zugang zur Administration eingerichtet. Hierfür kann man einen Benutzernamen und ein Passwort wählen. Diese Daten werden dann im Verlauf der Installation während der Konfiguration des Systems verwendet.</text:span></text:p>
      <text:p text:style-name="Text_20_body"><text:span text:style-name="Standardtext">Wurden die Login-Daten erfasst, erfolgt die Installation der einzelnen Module. Dieser Schritt sollte selbsterklärend sein, ebenso wie der darauf folgende Schritt zur Installation von Seitenelementen.</text:span></text:p>
      <text:p text:style-name="Text_20_body"><text:span text:style-name="Standardtext">Wurde das Modul „Samplecontent“ heruntergeladen, so steht es im nächsten Schritt zur Installation bereit – anderenfalls folgt eine kleine Seite zum Abschluss des Installers.</text:span></text:p>
      <text:p text:style-name="Text_20_body"><text:span text:style-name="Standardtext">Das System ist nun erfolgreich installiert – viel Spaß!</text:span></text:p>
      <text:p text:style-name="Text_20_body"><text:span text:style-name="Standardtext"/></text:p>
      <text:h text:style-name="P21" text:outline-level="2"><text:span text:style-name="Standardtext"><text:span text:style-name="T8">Schreibrechte</text:span></text:span></text:h>
      <text:p text:style-name="Text_20_body"><text:span text:style-name="Standardtext">Auch in Kajona benötigen ein paar Dateien / Ordner Schreibrechte. Diese werden jedoch auch vom Installer überprüft.</text:span></text:p>
      <text:p text:style-name="Text_20_body"><text:span text:style-name="Standardtext">Diese können bei entfernten Servern mit jedem gängigen FTP-Programm gesetzt werden.</text:span></text:p>
      <text:p text:style-name="Text_20_body"><text:span text:style-name="Standardtext">Folgende Verzeichnisse benötigen Schreibrechte des Webservers:</text:span></text:p>
      <text:list xml:id="list518699272" text:style-name="L3">
        <text:list-item>
          <text:p text:style-name="P16"><text:span text:style-name="Standardtext">Der Bilder-Cache Pfad: /portal/pics/cache</text:span></text:p>
          <text:list>
            <text:list-item>
              <text:p text:style-name="P16"><text:span text:style-name="Standardtext">Hinweis: Dieser Pfad kann in der Config-Datei verändert werden.</text:span></text:p>
            </text:list-item>
          </text:list>
        </text:list-item>
        <text:list-item>
          <text:p text:style-name="P17"><text:span text:style-name="Standardtext">Der Ordner /system/debug: In diesem wird das System-Logfile und gegebenenfalls das Logfile der Datenbankabfrage abgelegt.</text:span></text:p>
        </text:list-item>
        <text:list-item>
          <text:p text:style-name="P17"><text:span text:style-name="Standardtext">Für die Sicherungen der Datenbank und den Statistiken aus der Administration heraus benötigt der Ordner /system/dbdumps Schreibrechte.</text:span></text:p>
        </text:list-item>
        <text:list-item>
          <text:p text:style-name="P17"><text:span text:style-name="Standardtext"><text:span text:style-name="T9">Alle Pfade, die mit dem Filemanager (für Uploads) erreicht werden sollen.</text:span></text:span></text:p>
        </text:list-item>
      </text:list>
      <text:h text:style-name="Heading_20_2" text:outline-level="2"><text:soft-page-break/>Updates</text:h>
      <text:p text:style-name="Text_20_body"><text:span text:style-name="Standardtext">Da Kajona ja ständig weiterentwickelt wird, kommt irgendwann der Moment, an dem man das System updaten möchte / sollte. Generell ist es zu empfehlen, das eigene System auf eine neue Version zu aktualisieren, wenn diese offiziell freigegeben wurde. </text:span></text:p>
      <text:p text:style-name="Text_20_body"><text:span text:style-name="Standardtext">Mit einem Update werden nicht nur neue Funktionen eingespielt, sondern in der Regel auch bekannte Fehler behoben.</text:span></text:p>
      <text:p text:style-name="Text_20_body"><text:span text:style-name="Standardtext">Ein Update des Systems erfolgt in zwei Schritten: Zu erst werden alle Dateien auf den aktuellen Stand gebracht, danach wird das System über die Datenbank aktualisiert.</text:span></text:p>
      <text:p text:style-name="Text_20_body"><text:span text:style-name="Standardtext">Zu Beginn sollte man jedoch, wie bei jedem Software-Update, eine Sicherung des aktuellen Systems vornehmen. Dazu gehören nicht nur die Dateien, sondern auch die Datenbank. So kann man im Fall der Fälle alles wieder rückgängig machen.</text:span></text:p>
      <text:p text:style-name="Text_20_body"><text:span text:style-name="Standardtext">Das Erneuern der Dateien erfolgt denkbar einfach: Man lädt die aktuellste Version von Kajona herunter (also alle Module, die im System installiert sind), und kopiert diese in das „alte“ System. </text:span></text:p>
      <text:p text:style-name="Text_20_body"><text:span text:style-name="Standardtext">Wichtig ist hierbei, </text:span><text:span text:style-name="Standardtext"><text:span text:style-name="T10">NICHT</text:span></text:span><text:span text:style-name="Standardtext"> den Ordner „Templates“ mit zu kopieren! Sonst werden die in mühevoller Handarbeit erstellten Templates bei gleichem Dateinamen von den default-Templates ersetzt, und das möchte natürlich niemand. Das Gleiche gilt für die Datei „global_includes.php“ sowie für die „config.php“-Datei.</text:span></text:p>
      <text:p text:style-name="Text_20_body"><text:span text:style-name="Standardtext">Sollten im Verlauf der Erstellung der Homepage weitere Dateien oder Klassen angepasst worden sein, so sollte man diese nur mit Vorsicht ersetzen.</text:span></text:p>
      <text:p text:style-name="Text_20_body"><text:span text:style-name="Standardtext">Sind alle Dateien auf dem Server, so kann nun die Datenbank angepasst werden, um die für das neue System notwendigen Strukturen anzupassen oder zu installieren. Hierfür ruft man einfach in bekannter Art und Weise den Installer auf. Dieser bietet nun die Möglichkeit, die Module upzudaten. Ist dies erfolgt, so erscheinen auch im Installer und in der Systemverwaltung die Module unter der neuen Modul-Version.</text:span></text:p>
      <text:p text:style-name="Text_20_body"><text:span text:style-name="Standardtext">Nach erfolgreichem Update des Systems sollte man wieder, wie bereits nach der Installation, den /installer-Ordner löschen.</text:span></text:p>
      <text:h text:style-name="Heading_20_1" text:outline-level="1"><text:span text:style-name="Standardtext"><text:span text:style-name="T4">Modul Systemverwaltung</text:span></text:span></text:h>
      <text:p text:style-name="Text_20_body"><text:span text:style-name="Standardtext">Das System-Modul bietet die Möglichkeit grundlegende Einstellungen vorzunehmen.</text:span></text:p>
      <text:p text:style-name="Text_20_body"><text:span text:style-name="Standardtext"><text:span text:style-name="T6">Es bietet zum Einen eine Liste der aktuell verfügbaren Module, zum Anderen ein paar Informationen zum Webserver.</text:span></text:span></text:p>
      <text:p text:style-name="Text_20_body"><text:span text:style-name="Standardtext"><text:span text:style-name="T6">In der Systemverwaltung lassen sich die Root-Rechte definieren. Das ist der oberste Datensatz der Hierarchie, von diesem erben die Module sowie die untergeordneten Datensätze ihre Rechte.</text:span></text:span></text:p>
      <text:p text:style-name="Text_20_body"><text:span text:style-name="Standardtext"><text:span text:style-name="T6">Unter dem Punkt „System-Tasks“ können Wartungstasks gestartet werden. Dies kann z.B. eine Sicherung der Datenbank oder auch ein Import einer früheren Sicherung sein.</text:span></text:span></text:p>
      <text:p text:style-name="Text_20_body"><text:span text:style-name="Standardtext"><text:span text:style-name="T6">Die Option „System-Log“ gewährt einen Einblick in das Systemlogbuch. Die Granularität des Loggens kann hierfür angepasst werden (siehe unten). </text:span></text:span></text:p>
      <text:p text:style-name="Text_20_body"><text:span text:style-name="Standardtext"><text:span text:style-name="T6">Ob das System noch aktuell ist, erfährt man unter dem Punk „Updates“. Hier werden die lokal installierten Modulversionen mit den aktuell verfügbaren Versionen verglichen. Ein automatisches Update stellt diese Funktion bewusst nicht zur Verfügung.</text:span></text:span></text:p>
      <text:h text:style-name="Heading_20_2" text:outline-level="2"><text:span text:style-name="Standardtext"><text:span text:style-name="T4">Sperren von Datensätzen</text:span></text:span></text:h>
      <text:p text:style-name="Text_20_body"><text:span text:style-name="Standardtext"><text:span text:style-name="T6">Bislang nur vom Modul Pages verwendet, unterstützt Kajona das Sperren von Datensätzen, um ein zeitgleiches Bearbeiten eines Datensatzes von zwei unterschiedlichen Usern zu verhindern. Ein gesperrter Datensatz wird in der Regel vom System selber entsperrt. Sollte ein Datensatz nicht </text:span></text:span><text:span text:style-name="Standardtext"><text:span text:style-name="T6">entsperrt werden, so kann ein Mitglied der Gruppe „Administratoren“ diese Sperre explizit wieder aufheben. Dies erfolgt direkt in der jeweiligen Listenansicht.</text:span></text:span></text:p>
      <text:h text:style-name="Heading_20_2" text:outline-level="2"><text:span text:style-name="Standardtext"><text:span text:style-name="T4">Sessionverwaltung</text:span></text:span></text:h>
      <text:p text:style-name="Text_20_body"><text:span text:style-name="Standardtext"><text:span text:style-name="T6">Die Aktion „Sessions“ bietet einen Einblick in die aktuell aktiven Sessions des Systems. In der Tabelle kann eingesehen werden welche Benutzer und Gäste sich auf der Seite aufhalten und welche Aktion von diesen getätigt wird. Wenn notwendig kann die Session beendet werden, ein angemeldeter User wird hierdurch also ausgeloggt.</text:span></text:span></text:p>
      <text:h text:style-name="Heading_20_2" text:outline-level="2"><text:span text:style-name="Standardtext"><text:span text:style-name="T4">Settings</text:span></text:span></text:h>
      <text:p text:style-name="Text_20_body"><text:span text:style-name="Standardtext"><text:span text:style-name="T6">Mit der Einstellung „Portal deaktiviert“ kann das gesamte Portal ausgeschaltet werden. Ist diese Einstellung aktiviert, dann wird stattdessen die unter „Zwischenseite“ angegebene Seite geladen.</text:span></text:span></text:p>
      <text:p text:style-name="Text_20_body"><text:span text:style-name="Standardtext"><text:span text:style-name="T6">Anzahl DB-Dumps legt fest, wie viele Sicherungen der Datenbank im System vorgehalten werden </text:span></text:span><text:span text:style-name="Standardtext"><text:span text:style-name="T6">sollen. Der Wert sollte nicht all zu hoch sein, da sonst schnell viel Speicherplatz verbraucht wird.</text:span></text:span></text:p>
      <text:p text:style-name="Text_20_body"><text:span text:style-name="Standardtext"><text:span text:style-name="T6">Die im Feld „Admin E-Mail“ hinterlegte E-Mail-Adresse wird dafür verwendet, um im Fehlerfall eine E-Mail zu verschicken. Wird keine Adresse angegeben, wird auch keine E-Mail verschickt.</text:span></text:span></text:p>
      <text:p text:style-name="Text_20_body"><text:span text:style-name="Standardtext"><text:span text:style-name="T6">Der Wert, der unter „maximale Sperrdauer“ definiert wird, gibt an, nach wie vielen Sekunden gesperrte Datensätze automatisch wieder entsperrt werden.</text:span></text:span></text:p>
      <text:p text:style-name="Text_20_body"><text:span text:style-name="Standardtext"><text:span text:style-name="T6">Mit der Einstellung „GZIP-Kompression“ wird festgelegt, ob die Ausgaben des Systems per gzip komprimiert werden sollen. Dies hat den Vorteil, dass die vom Server zum Client versendeten </text:span></text:span><text:span text:style-name="Standardtext"><text:span text:style-name="T6">Daten geringer ausfallen, Server und Client jedoch komprimieren, bzw. entpacken müssen. </text:span></text:span></text:p>
      <text:p text:style-name="Text_20_body"><text:span text:style-name="Standardtext"><text:span text:style-name="T6">Der in der Option „Anzahl Datensätze pro Seite“ hinterlegte Wert gibt an, wie viele Datensätze in einer Admin-Liste pro Seite ausgegeben werden. Dies muss vom jeweiligen Modul unterstützt werden und kann von einem Modul gegebenenfalls redefiniert werden.</text:span></text:span></text:p>
      <text:p text:style-name="Text_20_body"><text:span text:style-name="Standardtext"><text:span text:style-name="T6">„Admin nur per https“ stellt sicher, dass die Administrationsoberfläche nur per https geladen wird </text:span></text:span><text:soft-page-break/><text:span text:style-name="Standardtext"><text:span text:style-name="T6">und nicht per http. Dies setzt jedoch voraus, dass der Webserver mit https-Unterstützung konfiguriert wurde. Dies Einstellung beeinflusst unter Umständen den Portal-Editor: Wird das Portal per http geladen, die Administration (in Form des Portal-Editors) jedoch per https, verweigert der Browser unter Umständen das Schließen des Portal-Editor Popups sowie das anschließende Neuladen des Portals. Dies stellt eine Sicherheitsfunktion des Browser dar und kann somit nicht verhindert werden. Verwendet der Application-Server vom Standard abweichende Header zu Kenntlichmachung einer HTTPS-Verbindung, dann können diese in der config.php hinterlegt werden. In der Regel ist dies aber nicht nötig.</text:span></text:span></text:p>
      <text:p text:style-name="Text_20_body"><text:span text:style-name="Standardtext"><text:span text:style-name="T6">Soll der interne Datenbankcache deaktiviert werden, so kann dies über die Einstellung „Datenbankcache aktiv“ vorgenommen werden. Es wird aber ausdrücklich von einem deaktivierten Cache abgeraten, da das System hierdurch wesentlich langsamer wird!</text:span></text:span></text:p>
      <text:p text:style-name="Text_20_body"><text:span text:style-name="Standardtext"><text:span text:style-name="T6">Da externe Anfragen, z.B. RSS-Feeds von Kajona zwischengespeichert werden, definiert die Einstellung „Cachedauer externer Quellen“ die maximale Zeit, die Anfragen gespeichert werden. Ist diese Zeitspanne vergangen, werden die Anfragen erneut ausgeführt. Eine höhere Cachedauer verringert die Anzahl an externen Anfragen und erhöht damit die Geschwindigkeit des Systems, bei sich oft ändernden externen Inhalten sollte hier jedoch ein sinnvolles Maß gefunden werden.</text:span></text:span></text:p>
      <text:p text:style-name="Text_20_body"><text:span text:style-name="Standardtext"><text:span text:style-name="T6">Die Dauer einer Session gibt an, wann eine Session nach der letzten Aktion des Benutzers automatisch beendet wird. Vergisst also beispielsweise ein Benutzer sich von der Administration abzumelden, so wird die Sitzung automatisch nach der angegebenen Dauer beendet.</text:span></text:span></text:p>
      <text:p text:style-name="Text_20_body"><text:span text:style-name="Standardtext"><text:span text:style-name="T6">Welche Bibliothek zum Erstellen von Diagrammen verwendet wird, definiert die Einstellung „Verwendete Chart-Bibliothek“. Hier kann zwischen ez Components sowie pChart umgschaltet werden. pChart kann aus lizenztechnischen Gründen nicht mit Kajona ausgeliefert werden und muss von daher getrennt heruntergeladen und installiert werden.</text:span></text:span></text:p>
      <text:h text:style-name="Heading_20_2" text:outline-level="2"><text:span text:style-name="Standardtext"><text:span text:style-name="T4">ModRewrite</text:span></text:span></text:h>
      <text:p text:style-name="P5"><text:span text:style-name="Standardtext"><text:span text:style-name="T6">Mit der Einstellung „Mod Rewrite“ wird festgelegt, ob das System die Rewrite-Extension verwenden soll. Mod Rewrite ist ein Modul des Apache-Webservers und wird in der Regel dazu verwendet, dynamische URLs in scheinbar statische html-URLs zu verwandeln. Aus index.php?seite=bilder&amp;action=folderImage&amp;systemid=23hgk57gfhdk58jhgjf87 wird dann <text:s/>bilder.folderImage.23hgk57gfhdk58jhgjf87.html. Das ist nicht nur für den Menschen, sondern zum Beispiel auch für Suchmaschinen besser lesbar. Zusätzlich zu dieser Einstellung im System muss die Einstellung in der .htaccess-Datei auf „on“ gesetzt werden. In der .htaccess-Datei also einfach aus „RewriteEngine off“ ein „RewriteEngine on“ machen und wie beschrieben alle „RewriteRule“-Einträge aktivieren – das wars. Ist das Modul nun auch aktiviert, so werden die Links umgeschrieben.</text:span></text:span></text:p>
      <text:h text:style-name="Heading_20_2" text:outline-level="2"><text:span text:style-name="Standardtext"><text:span text:style-name="T4">System-Tasks</text:span></text:span></text:h>
      <text:p text:style-name="Text_20_body"><text:span text:style-name="Standardtext"><text:span text:style-name="T6">Systemtasks stellen kleine Programme dar, mit denen alltägliche Aufgaben erfüllt werden können. </text:span></text:span><text:span text:style-name="Standardtext"><text:span text:style-name="T6">Dies können wartende Aufgabe, wie bspw. das Löschen der erzeugten Bilder sein oder auch verwaltende Aufgaben wie das Erzeugen oder Importieren von Datenbanksicherungen. Das Erstellen von eigenen Tasks ist auf Grund der vorgegebenen Schnittstellen einfach zu bewerkstelligen.</text:span></text:span></text:p>
      <text:h text:style-name="Heading_20_2" text:outline-level="2"><text:span text:style-name="Standardtext"><text:span text:style-name="T4">Debug-Optionen</text:span></text:span></text:h>
      <text:p text:style-name="Text_20_body"><text:span text:style-name="Standardtext"><text:span text:style-name="T6">Oft kann es nützlich sein, bei der Suche nach einem Fehler mehr Informationen zur Verfügung zu haben. Hierfür bietet Kajona verschiedenen Debug-Optionen an. Diese werden alle in der config.php-Datei im Ordner /system/config definiert.</text:span></text:span></text:p>
      <text:p text:style-name="Text_20_body"><text:span text:style-name="Standardtext"><text:span text:style-name="T6">Die Einstellungen befinden sich im Abschnitt „System-Settings“.</text:span></text:span></text:p>
      <text:p text:style-name="Text_20_body"><text:span text:style-name="Standardtext"><text:span text:style-name="T6">Einschalten lassen sich normale Debug-Ausgaben, wie die Zeit (time), Anzahl Datenbankabfragen </text:span></text:span><text:soft-page-break/><text:span text:style-name="Standardtext"><text:span text:style-name="T6">(dbnumber) und Anzahl verarbeiteter Templates (templatenr) die zur Generierung der Seite </text:span></text:span><text:span text:style-name="Standardtext"><text:span text:style-name="T6">benötigt wurden. Zusätzlich kann über die Einstellung „memory“ der Speicherverbrauch </text:span></text:span><text:span text:style-name="Standardtext"><text:span text:style-name="T6">ausgegeben werden, welcher für die Generierung einer Seite benötigt wird.</text:span></text:span></text:p>
      <text:p text:style-name="Text_20_body"><text:span text:style-name="Standardtext"><text:span text:style-name="T6">Es lassen sich aber auch Werte für das Debuggen im Hintergrund einstellen: Ist „dblog“ auf „true“ </text:span></text:span><text:span text:style-name="Standardtext"><text:span text:style-name="T6">gesetzt, wird in ein Logfile ein Protokoll aller Datenbankabfragen geschrieben. Der Wert </text:span></text:span><text:span text:style-name="Standardtext"><text:span text:style-name="T6">„debuglevel“ gibt an, ob Fehler wie Datenbankfehler ausgegeben werden sollen, oder </text:span></text:span><text:span text:style-name="Standardtext"><text:span text:style-name="T6">stillschweigend übergangen werden sollen. Auf Live-Systemen sollte dieser Wert immer „0“ sein!</text:span></text:span></text:p>
      <text:p text:style-name="Text_20_body"><text:span text:style-name="Standardtext"><text:span text:style-name="T6">Um auch in den Java-Script Dateien erweiterte Nachrichten zu erhalten, kann der Wert ebenfalls auf 1 gesetzt werden.</text:span></text:span></text:p>
      <text:p text:style-name="Text_20_body"><text:span text:style-name="Standardtext"><text:span text:style-name="T6">Mit der Einstellung „debuglogging“ wird festgelegt, wie detailliert das Log-File aufgebaut werden soll. </text:span></text:span></text:p>
      <text:p text:style-name="Text_20_body"><text:span text:style-name="Standardtext"><text:span text:style-name="T6">Um die Einträge des globalen Caches einzusehen kann im Modul System die Aktion „Cache“ gewählt werden. Per Default wird die Anzahl an Zugriffen auf einen Cache-Eintrag nicht protokolliert, dies kann jedoch durch die System-Einstellung „cache“ aktiviert werden. Es wird geraten den Wert nur temporär zu Testzwecken zu aktivieren, da sich die Protokollierung negativ auf die Portalgeschwindigkeit auswirken kann.</text:span></text:span></text:p>
      <text:p text:style-name="Text_20_body"><text:span text:style-name="Standardtext"><text:span text:style-name="T4"/></text:span></text:p>
      <text:h text:style-name="Heading_20_2" text:outline-level="2"><text:span text:style-name="Standardtext"><text:span text:style-name="T6"/></text:span></text:h>
      <text:h text:style-name="Heading_20_1" text:outline-level="1"><text:span text:style-name="Standardtext"><text:span text:style-name="T11">Abbildungsverzeichnis</text:span></text:span></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Abbildung 1: Architektur (Server, PHP, DB)<text:tab/>4</text:p>
          <text:p text:style-name="P9">Abbildung 2: Systemarchitektur<text:tab/>5</text:p>
          <text:p text:style-name="P9">Abbildung 3: Aufteilung Portal / Administration<text:tab/>6</text:p>
          <text:p text:style-name="P9">Abbildung 4: Aufbau eines Moduls<text:tab/>6</text:p>
          <text:p text:style-name="P9">Abbildung 5: Verknüpfung eines Seitenelementes mit der übergeordneten Seite<text:tab/>7</text:p>
          <text:p text:style-name="P9">Abbildung 6: Rekursive Rechtevergabe mit Unterbrechung<text:tab/>8</text:p>
          <text:p text:style-name="P9">Abbildung 7: Direktes Element<text:tab/>9</text:p>
          <text:p text:style-name="P9">Abbildung 8: Vermittelndes Element<text:tab/>9</text:p>
          <text:p text:style-name="P9">Abbildung 9: Zusammenführen von Content und Template<text:tab/>10</text:p>
          <text:p text:style-name="P9">Abbildung 10: Zusammenführen der Templates zu einer Seite<text:tab/>12</text:p>
          <text:p text:style-name="P9">Abbildung 11: Eine Portalanfrage<text:tab/>16</text:p>
          <text:p text:style-name="P9">Abbildung 12: Eine Anfrage an die Administration<text:tab/>16</text:p>
          <text:p text:style-name="P9">Abbildung 13: Dateistruktur nach dem Download und Kopieren<text:tab/>17</text:p>
        </text:index-body>
      </text:illustration-index>
      <text:p text:style-name="Text_20_body"><text:span text:style-name="Standardtext"><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1" svg:font-family="StarSymbol" style:font-charset="x-symbol"/>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style:font-name="StarSymbol1"/>
      </text:list-level-style-bullet>
      <text:list-level-style-bullet text:level="2" text:style-name="Bullet_20_Symbols" text:bullet-char="●">
        <style:list-level-properties text:space-before="0.401cm" text:min-label-width="0.4cm"/>
        <style:text-properties style:font-name="StarSymbol1"/>
      </text:list-level-style-bullet>
      <text:list-level-style-bullet text:level="3" text:style-name="Bullet_20_Symbols" text:bullet-char="●">
        <style:list-level-properties text:space-before="0.799cm" text:min-label-width="0.4cm"/>
        <style:text-properties style:font-name="StarSymbol1"/>
      </text:list-level-style-bullet>
      <text:list-level-style-bullet text:level="4" text:style-name="Bullet_20_Symbols" text:bullet-char="●">
        <style:list-level-properties text:space-before="1.2cm" text:min-label-width="0.4cm"/>
        <style:text-properties style:font-name="StarSymbol1"/>
      </text:list-level-style-bullet>
      <text:list-level-style-bullet text:level="5" text:style-name="Bullet_20_Symbols" text:bullet-char="●">
        <style:list-level-properties text:space-before="1.6cm" text:min-label-width="0.4cm"/>
        <style:text-properties style:font-name="StarSymbol1"/>
      </text:list-level-style-bullet>
      <text:list-level-style-bullet text:level="6" text:style-name="Bullet_20_Symbols" text:bullet-char="●">
        <style:list-level-properties text:space-before="2.001cm" text:min-label-width="0.4cm"/>
        <style:text-properties style:font-name="StarSymbol1"/>
      </text:list-level-style-bullet>
      <text:list-level-style-bullet text:level="7" text:style-name="Bullet_20_Symbols" text:bullet-char="●">
        <style:list-level-properties text:space-before="2.399cm" text:min-label-width="0.4cm"/>
        <style:text-properties style:font-name="StarSymbol1"/>
      </text:list-level-style-bullet>
      <text:list-level-style-bullet text:level="8" text:style-name="Bullet_20_Symbols" text:bullet-char="●">
        <style:list-level-properties text:space-before="2.8cm" text:min-label-width="0.4cm"/>
        <style:text-properties style:font-name="StarSymbol1"/>
      </text:list-level-style-bullet>
      <text:list-level-style-bullet text:level="9" text:style-name="Bullet_20_Symbols" text:bullet-char="●">
        <style:list-level-properties text:space-before="3.2cm" text:min-label-width="0.4cm"/>
        <style:text-properties style:font-name="StarSymbol1"/>
      </text:list-level-style-bullet>
      <text:list-level-style-bullet text:level="10" text:style-name="Bullet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23" draw:style-name="Mgr1" draw:text-style-name="MP2" svg:width="4.67cm" svg:height="1.223cm" svg:x="13.989cm" svg:y="-0.84cm"><draw:image xlink:href="Pictures/100002010000017E0000008D60693BD9.png" xlink:type="simple" xlink:show="embed" xlink:actuate="onLoad"><text:p/></draw:image></draw:frame><text:subject/>Kajona V3 | <text:chapter text:display="number-and-name" text:outline-level="2">Abbildungsverzeichnis</text:chapter></text:p>
      </style:header>
      <style:footer>
        <text:p text:style-name="Footer">www.kajona.de<text:tab/><text:tab/><text:page-number text:select-page="current">22</text:page-number> / <text:page-count>2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8</meta:generator>
    <meta:initial-creator>Stefan Idler</meta:initial-creator>
    <meta:creation-date>2006-11-02T20:53:47</meta:creation-date>
    <dc:date>2011-04-12T16:13:05</dc:date>
    <meta:printed-by>Stefan Idler</meta:printed-by>
    <meta:print-date>2008-07-15T22:05:31</meta:print-date>
    <meta:editing-cycles>352</meta:editing-cycles>
    <meta:editing-duration>PT15H56M12S</meta:editing-duration>
    <meta:document-statistic meta:table-count="0" meta:image-count="2" meta:object-count="0" meta:page-count="24" meta:paragraph-count="314" meta:word-count="5999" meta:character-count="42664"/>
    <meta:user-defined meta:name="Info 1"/>
    <meta:user-defined meta:name="Info 2"/>
    <meta:user-defined meta:name="Info 3"/>
    <meta:user-defined meta:name="Info 4"/>
  </office:meta>
</office:document-meta>
</file>